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ext-properties fo:color="#000000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5222970" table:style-name="ce5">
            <text:p>5.222.970</text:p>
          </table:table-cell>
          <table:table-cell office:value-type="float" office:value="740500" table:style-name="ce5">
            <text:p>740.500</text:p>
          </table:table-cell>
          <table:table-cell office:value-type="float" office:value="1455800" table:style-name="ce5">
            <text:p>1.455.800</text:p>
          </table:table-cell>
          <table:table-cell office:value-type="float" office:value="299300" table:style-name="ce5">
            <text:p>299.300</text:p>
          </table:table-cell>
          <table:table-cell office:value-type="float" office:value="7718570" table:style-name="ce6">
            <text:p>7.718.570</text:p>
          </table:table-cell>
          <table:table-cell office:value-type="float" office:value="7301572" table:style-name="ce6">
            <text:p>7.301.572</text:p>
          </table:table-cell>
          <table:table-cell office:value-type="percentage" office:value="0.94597470775026982" table:style-name="ce7">
            <text:p>94,6%</text:p>
          </table:table-cell>
          <table:table-cell office:value-type="float" office:value="4529585" table:style-name="ce5">
            <text:p>4.529.585</text:p>
          </table:table-cell>
          <table:table-cell office:value-type="float" office:value="2911303" table:style-name="ce5">
            <text:p>2.911.303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932805" table:style-name="ce5">
            <text:p>932.805</text:p>
          </table:table-cell>
          <table:table-cell office:value-type="float" office:value="127500" table:style-name="ce5">
            <text:p>127.500</text:p>
          </table:table-cell>
          <table:table-cell office:value-type="float" office:value="228700" table:style-name="ce5">
            <text:p>228.700</text:p>
          </table:table-cell>
          <table:table-cell office:value-type="float" office:value="46800" table:style-name="ce5">
            <text:p>46.800</text:p>
          </table:table-cell>
          <table:table-cell office:value-type="float" office:value="1335805" table:style-name="ce6">
            <text:p>1.335.805</text:p>
          </table:table-cell>
          <table:table-cell office:value-type="float" office:value="1193474" table:style-name="ce6">
            <text:p>1.193.474</text:p>
          </table:table-cell>
          <table:table-cell office:value-type="percentage" office:value="0.8934492684186689" table:style-name="ce7">
            <text:p>89,3%</text:p>
          </table:table-cell>
          <table:table-cell office:value-type="float" office:value="729957" table:style-name="ce5">
            <text:p>729.957</text:p>
          </table:table-cell>
          <table:table-cell office:value-type="float" office:value="516781" table:style-name="ce5">
            <text:p>516.781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798845" table:style-name="ce5">
            <text:p>798.845</text:p>
          </table:table-cell>
          <table:table-cell office:value-type="float" office:value="106600" table:style-name="ce5">
            <text:p>106.600</text:p>
          </table:table-cell>
          <table:table-cell office:value-type="float" office:value="175400" table:style-name="ce5">
            <text:p>175.400</text:p>
          </table:table-cell>
          <table:table-cell office:value-type="float" office:value="36100" table:style-name="ce5">
            <text:p>36.100</text:p>
          </table:table-cell>
          <table:table-cell office:value-type="float" office:value="1116945" table:style-name="ce6">
            <text:p>1.116.945</text:p>
          </table:table-cell>
          <table:table-cell office:value-type="float" office:value="1074504" table:style-name="ce6">
            <text:p>1.074.504</text:p>
          </table:table-cell>
          <table:table-cell office:value-type="percentage" office:value="0.96200260532076332" table:style-name="ce7">
            <text:p>96,2%</text:p>
          </table:table-cell>
          <table:table-cell office:value-type="float" office:value="665765" table:style-name="ce5">
            <text:p>665.765</text:p>
          </table:table-cell>
          <table:table-cell office:value-type="float" office:value="447626" table:style-name="ce5">
            <text:p>447.626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85980" table:style-name="ce5">
            <text:p>685.980</text:p>
          </table:table-cell>
          <table:table-cell office:value-type="float" office:value="96600" table:style-name="ce5">
            <text:p>96.600</text:p>
          </table:table-cell>
          <table:table-cell office:value-type="float" office:value="201400" table:style-name="ce5">
            <text:p>201.400</text:p>
          </table:table-cell>
          <table:table-cell office:value-type="float" office:value="41300" table:style-name="ce5">
            <text:p>41.300</text:p>
          </table:table-cell>
          <table:table-cell office:value-type="float" office:value="1025280" table:style-name="ce6">
            <text:p>1.025.280</text:p>
          </table:table-cell>
          <table:table-cell office:value-type="float" office:value="895534" table:style-name="ce6">
            <text:p>895.534</text:p>
          </table:table-cell>
          <table:table-cell office:value-type="percentage" office:value="0.8734531054931336" table:style-name="ce7">
            <text:p>87,3%</text:p>
          </table:table-cell>
          <table:table-cell office:value-type="float" office:value="560299" table:style-name="ce5">
            <text:p>560.299</text:p>
          </table:table-cell>
          <table:table-cell office:value-type="float" office:value="378529" table:style-name="ce5">
            <text:p>378.529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333770" table:style-name="ce5">
            <text:p>1.333.770</text:p>
          </table:table-cell>
          <table:table-cell office:value-type="float" office:value="181700" table:style-name="ce5">
            <text:p>181.700</text:p>
          </table:table-cell>
          <table:table-cell office:value-type="float" office:value="374400" table:style-name="ce5">
            <text:p>374.400</text:p>
          </table:table-cell>
          <table:table-cell office:value-type="float" office:value="76900" table:style-name="ce5">
            <text:p>76.900</text:p>
          </table:table-cell>
          <table:table-cell office:value-type="float" office:value="1966770" table:style-name="ce6">
            <text:p>1.966.770</text:p>
          </table:table-cell>
          <table:table-cell office:value-type="float" office:value="1734557" table:style-name="ce6">
            <text:p>1.734.557</text:p>
          </table:table-cell>
          <table:table-cell office:value-type="percentage" office:value="0.88193179680389677" table:style-name="ce7">
            <text:p>88,2%</text:p>
          </table:table-cell>
          <table:table-cell office:value-type="float" office:value="1084474" table:style-name="ce5">
            <text:p>1.084.474</text:p>
          </table:table-cell>
          <table:table-cell office:value-type="float" office:value="730889" table:style-name="ce5">
            <text:p>730.889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411405" table:style-name="ce5">
            <text:p>411.405</text:p>
          </table:table-cell>
          <table:table-cell office:value-type="float" office:value="55900" table:style-name="ce5">
            <text:p>55.900</text:p>
          </table:table-cell>
          <table:table-cell office:value-type="float" office:value="100200" table:style-name="ce5">
            <text:p>100.200</text:p>
          </table:table-cell>
          <table:table-cell office:value-type="float" office:value="20550" table:style-name="ce5">
            <text:p>20.550</text:p>
          </table:table-cell>
          <table:table-cell office:value-type="float" office:value="588055" table:style-name="ce6">
            <text:p>588.055</text:p>
          </table:table-cell>
          <table:table-cell office:value-type="float" office:value="522023" table:style-name="ce6">
            <text:p>522.023</text:p>
          </table:table-cell>
          <table:table-cell office:value-type="percentage" office:value="0.88771118347773592" table:style-name="ce7">
            <text:p>88,8%</text:p>
          </table:table-cell>
          <table:table-cell office:value-type="float" office:value="321412" table:style-name="ce5">
            <text:p>321.412</text:p>
          </table:table-cell>
          <table:table-cell office:value-type="float" office:value="214780" table:style-name="ce5">
            <text:p>214.780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871715" table:style-name="ce5">
            <text:p>1.871.715</text:p>
          </table:table-cell>
          <table:table-cell office:value-type="float" office:value="258200" table:style-name="ce5">
            <text:p>258.200</text:p>
          </table:table-cell>
          <table:table-cell office:value-type="float" office:value="411900" table:style-name="ce5">
            <text:p>411.900</text:p>
          </table:table-cell>
          <table:table-cell office:value-type="float" office:value="84650" table:style-name="ce5">
            <text:p>84.650</text:p>
          </table:table-cell>
          <table:table-cell office:value-type="float" office:value="2626465" table:style-name="ce6">
            <text:p>2.626.465</text:p>
          </table:table-cell>
          <table:table-cell office:value-type="float" office:value="2311682" table:style-name="ce6">
            <text:p>2.311.682</text:p>
          </table:table-cell>
          <table:table-cell office:value-type="percentage" office:value="0.8801495546295115" table:style-name="ce7">
            <text:p>88,0%</text:p>
          </table:table-cell>
          <table:table-cell office:value-type="float" office:value="1413639" table:style-name="ce5">
            <text:p>1.413.639</text:p>
          </table:table-cell>
          <table:table-cell office:value-type="float" office:value="995888" table:style-name="ce5">
            <text:p>995.888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357065" table:style-name="ce5">
            <text:p>1.357.065</text:p>
          </table:table-cell>
          <table:table-cell office:value-type="float" office:value="187600" table:style-name="ce5">
            <text:p>187.600</text:p>
          </table:table-cell>
          <table:table-cell office:value-type="float" office:value="350900" table:style-name="ce5">
            <text:p>350.900</text:p>
          </table:table-cell>
          <table:table-cell office:value-type="float" office:value="72375" table:style-name="ce5">
            <text:p>72.375</text:p>
          </table:table-cell>
          <table:table-cell office:value-type="float" office:value="1967940" table:style-name="ce6">
            <text:p>1.967.940</text:p>
          </table:table-cell>
          <table:table-cell office:value-type="float" office:value="1786865" table:style-name="ce6">
            <text:p>1.786.865</text:p>
          </table:table-cell>
          <table:table-cell office:value-type="percentage" office:value="0.90798754027053674" table:style-name="ce7">
            <text:p>90,8%</text:p>
          </table:table-cell>
          <table:table-cell office:value-type="float" office:value="1121066" table:style-name="ce5">
            <text:p>1.121.066</text:p>
          </table:table-cell>
          <table:table-cell office:value-type="float" office:value="732081" table:style-name="ce5">
            <text:p>732.081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973120" table:style-name="ce5">
            <text:p>4.973.120</text:p>
          </table:table-cell>
          <table:table-cell office:value-type="float" office:value="703100" table:style-name="ce5">
            <text:p>703.100</text:p>
          </table:table-cell>
          <table:table-cell office:value-type="float" office:value="1338100" table:style-name="ce5">
            <text:p>1.338.100</text:p>
          </table:table-cell>
          <table:table-cell office:value-type="float" office:value="274850" table:style-name="ce5">
            <text:p>274.850</text:p>
          </table:table-cell>
          <table:table-cell office:value-type="float" office:value="7289170" table:style-name="ce6">
            <text:p>7.289.170</text:p>
          </table:table-cell>
          <table:table-cell office:value-type="float" office:value="6482150" table:style-name="ce6">
            <text:p>6.482.150</text:p>
          </table:table-cell>
          <table:table-cell office:value-type="percentage" office:value="0.8892850626340173" table:style-name="ce7">
            <text:p>88,9%</text:p>
          </table:table-cell>
          <table:table-cell office:value-type="float" office:value="4050623" table:style-name="ce5">
            <text:p>4.050.623</text:p>
          </table:table-cell>
          <table:table-cell office:value-type="float" office:value="2594546" table:style-name="ce5">
            <text:p>2.594.546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3161530" table:style-name="ce5">
            <text:p>3.161.530</text:p>
          </table:table-cell>
          <table:table-cell office:value-type="float" office:value="447000" table:style-name="ce5">
            <text:p>447.000</text:p>
          </table:table-cell>
          <table:table-cell office:value-type="float" office:value="869800" table:style-name="ce5">
            <text:p>869.800</text:p>
          </table:table-cell>
          <table:table-cell office:value-type="float" office:value="178800" table:style-name="ce5">
            <text:p>178.800</text:p>
          </table:table-cell>
          <table:table-cell office:value-type="float" office:value="4657130" table:style-name="ce6">
            <text:p>4.657.130</text:p>
          </table:table-cell>
          <table:table-cell office:value-type="float" office:value="4021305" table:style-name="ce6">
            <text:p>4.021.305</text:p>
          </table:table-cell>
          <table:table-cell office:value-type="percentage" office:value="0.86347278259357163" table:style-name="ce7">
            <text:p>86,3%</text:p>
          </table:table-cell>
          <table:table-cell office:value-type="float" office:value="2462875" table:style-name="ce5">
            <text:p>2.462.875</text:p>
          </table:table-cell>
          <table:table-cell office:value-type="float" office:value="1703604" table:style-name="ce5">
            <text:p>1.703.604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749465" table:style-name="ce5">
            <text:p>749.465</text:p>
          </table:table-cell>
          <table:table-cell office:value-type="float" office:value="101200" table:style-name="ce5">
            <text:p>101.200</text:p>
          </table:table-cell>
          <table:table-cell office:value-type="float" office:value="183000" table:style-name="ce5">
            <text:p>183.000</text:p>
          </table:table-cell>
          <table:table-cell office:value-type="float" office:value="37600" table:style-name="ce5">
            <text:p>37.600</text:p>
          </table:table-cell>
          <table:table-cell office:value-type="float" office:value="1071265" table:style-name="ce6">
            <text:p>1.071.265</text:p>
          </table:table-cell>
          <table:table-cell office:value-type="float" office:value="1003103" table:style-name="ce6">
            <text:p>1.003.103</text:p>
          </table:table-cell>
          <table:table-cell office:value-type="percentage" office:value="0.93637241952271377" table:style-name="ce7">
            <text:p>93,6%</text:p>
          </table:table-cell>
          <table:table-cell office:value-type="float" office:value="616285" table:style-name="ce5">
            <text:p>616.285</text:p>
          </table:table-cell>
          <table:table-cell office:value-type="float" office:value="434112" table:style-name="ce5">
            <text:p>434.112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017195" table:style-name="ce5">
            <text:p>2.017.195</text:p>
          </table:table-cell>
          <table:table-cell office:value-type="float" office:value="270600" table:style-name="ce5">
            <text:p>270.600</text:p>
          </table:table-cell>
          <table:table-cell office:value-type="float" office:value="464800" table:style-name="ce5">
            <text:p>464.800</text:p>
          </table:table-cell>
          <table:table-cell office:value-type="float" office:value="95700" table:style-name="ce5">
            <text:p>95.700</text:p>
          </table:table-cell>
          <table:table-cell office:value-type="float" office:value="2848295" table:style-name="ce6">
            <text:p>2.848.295</text:p>
          </table:table-cell>
          <table:table-cell office:value-type="float" office:value="2692659" table:style-name="ce6">
            <text:p>2.692.659</text:p>
          </table:table-cell>
          <table:table-cell office:value-type="percentage" office:value="0.94535818796859172" table:style-name="ce7">
            <text:p>94,5%</text:p>
          </table:table-cell>
          <table:table-cell office:value-type="float" office:value="1618598" table:style-name="ce5">
            <text:p>1.618.598</text:p>
          </table:table-cell>
          <table:table-cell office:value-type="float" office:value="1196279" table:style-name="ce5">
            <text:p>1.196.279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21195" table:style-name="ce5">
            <text:p>221.195</text:p>
          </table:table-cell>
          <table:table-cell office:value-type="float" office:value="30000" table:style-name="ce5">
            <text:p>30.000</text:p>
          </table:table-cell>
          <table:table-cell office:value-type="float" office:value="54900" table:style-name="ce5">
            <text:p>54.900</text:p>
          </table:table-cell>
          <table:table-cell office:value-type="float" office:value="11300" table:style-name="ce5">
            <text:p>11.300</text:p>
          </table:table-cell>
          <table:table-cell office:value-type="float" office:value="317395" table:style-name="ce6">
            <text:p>317.395</text:p>
          </table:table-cell>
          <table:table-cell office:value-type="float" office:value="277762" table:style-name="ce6">
            <text:p>277.762</text:p>
          </table:table-cell>
          <table:table-cell office:value-type="percentage" office:value="0.87513035807117312" table:style-name="ce7">
            <text:p>87,5%</text:p>
          </table:table-cell>
          <table:table-cell office:value-type="float" office:value="163821" table:style-name="ce5">
            <text:p>163.821</text:p>
          </table:table-cell>
          <table:table-cell office:value-type="float" office:value="127440" table:style-name="ce5">
            <text:p>127.440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4201395" table:style-name="ce5">
            <text:p>4.201.395</text:p>
          </table:table-cell>
          <table:table-cell office:value-type="float" office:value="598700" table:style-name="ce5">
            <text:p>598.700</text:p>
          </table:table-cell>
          <table:table-cell office:value-type="float" office:value="1166300" table:style-name="ce5">
            <text:p>1.166.300</text:p>
          </table:table-cell>
          <table:table-cell office:value-type="float" office:value="239600" table:style-name="ce5">
            <text:p>239.600</text:p>
          </table:table-cell>
          <table:table-cell office:value-type="float" office:value="6205995" table:style-name="ce6">
            <text:p>6.205.995</text:p>
          </table:table-cell>
          <table:table-cell office:value-type="float" office:value="5202889" table:style-name="ce6">
            <text:p>5.202.889</text:p>
          </table:table-cell>
          <table:table-cell office:value-type="percentage" office:value="0.83836500029407046" table:style-name="ce7">
            <text:p>83,8%</text:p>
          </table:table-cell>
          <table:table-cell office:value-type="float" office:value="3149242" table:style-name="ce5">
            <text:p>3.149.242</text:p>
          </table:table-cell>
          <table:table-cell office:value-type="float" office:value="2361435" table:style-name="ce5">
            <text:p>2.361.435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914495" table:style-name="ce5">
            <text:p>914.495</text:p>
          </table:table-cell>
          <table:table-cell office:value-type="float" office:value="130000" table:style-name="ce5">
            <text:p>130.000</text:p>
          </table:table-cell>
          <table:table-cell office:value-type="float" office:value="259900" table:style-name="ce5">
            <text:p>259.900</text:p>
          </table:table-cell>
          <table:table-cell office:value-type="float" office:value="53400" table:style-name="ce5">
            <text:p>53.400</text:p>
          </table:table-cell>
          <table:table-cell office:value-type="float" office:value="1357795" table:style-name="ce6">
            <text:p>1.357.795</text:p>
          </table:table-cell>
          <table:table-cell office:value-type="float" office:value="1193622" table:style-name="ce6">
            <text:p>1.193.622</text:p>
          </table:table-cell>
          <table:table-cell office:value-type="percentage" office:value="0.87908852219959566" table:style-name="ce7">
            <text:p>87,9%</text:p>
          </table:table-cell>
          <table:table-cell office:value-type="float" office:value="748447" table:style-name="ce5">
            <text:p>748.447</text:p>
          </table:table-cell>
          <table:table-cell office:value-type="float" office:value="491175" table:style-name="ce5">
            <text:p>491.175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435975" table:style-name="ce5">
            <text:p>435.975</text:p>
          </table:table-cell>
          <table:table-cell office:value-type="float" office:value="60300" table:style-name="ce5">
            <text:p>60.300</text:p>
          </table:table-cell>
          <table:table-cell office:value-type="float" office:value="113700" table:style-name="ce5">
            <text:p>113.700</text:p>
          </table:table-cell>
          <table:table-cell office:value-type="float" office:value="23350" table:style-name="ce5">
            <text:p>23.350</text:p>
          </table:table-cell>
          <table:table-cell office:value-type="float" office:value="633325" table:style-name="ce6">
            <text:p>633.325</text:p>
          </table:table-cell>
          <table:table-cell office:value-type="float" office:value="584354" table:style-name="ce6">
            <text:p>584.354</text:p>
          </table:table-cell>
          <table:table-cell office:value-type="percentage" office:value="0.92267635100461853" table:style-name="ce7">
            <text:p>92,3%</text:p>
          </table:table-cell>
          <table:table-cell office:value-type="float" office:value="364733" table:style-name="ce5">
            <text:p>364.733</text:p>
          </table:table-cell>
          <table:table-cell office:value-type="float" office:value="253465" table:style-name="ce5">
            <text:p>253.465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530180" table:style-name="ce5">
            <text:p>1.530.180</text:p>
          </table:table-cell>
          <table:table-cell office:value-type="float" office:value="208200" table:style-name="ce5">
            <text:p>208.200</text:p>
          </table:table-cell>
          <table:table-cell office:value-type="float" office:value="380800" table:style-name="ce5">
            <text:p>380.800</text:p>
          </table:table-cell>
          <table:table-cell office:value-type="float" office:value="78550" table:style-name="ce5">
            <text:p>78.550</text:p>
          </table:table-cell>
          <table:table-cell office:value-type="float" office:value="2197730" table:style-name="ce6">
            <text:p>2.197.730</text:p>
          </table:table-cell>
          <table:table-cell office:value-type="float" office:value="2025851" table:style-name="ce6">
            <text:p>2.025.851</text:p>
          </table:table-cell>
          <table:table-cell office:value-type="percentage" office:value="0.92179248588316132" table:style-name="ce7">
            <text:p>92,2%</text:p>
          </table:table-cell>
          <table:table-cell office:value-type="float" office:value="1244687" table:style-name="ce5">
            <text:p>1.244.687</text:p>
          </table:table-cell>
          <table:table-cell office:value-type="float" office:value="889652" table:style-name="ce5">
            <text:p>889.652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49950" table:style-name="ce5">
            <text:p>49.950</text:p>
          </table:table-cell>
          <table:table-cell office:value-type="float" office:value="7100" table:style-name="ce5">
            <text:p>7.100</text:p>
          </table:table-cell>
          <table:table-cell office:value-type="float" office:value="15100" table:style-name="ce5">
            <text:p>15.100</text:p>
          </table:table-cell>
          <table:table-cell office:value-type="float" office:value="2950" table:style-name="ce5">
            <text:p>2.950</text:p>
          </table:table-cell>
          <table:table-cell office:value-type="float" office:value="75100" table:style-name="ce6">
            <text:p>75.100</text:p>
          </table:table-cell>
          <table:table-cell office:value-type="float" office:value="67679" table:style-name="ce6">
            <text:p>67.679</text:p>
          </table:table-cell>
          <table:table-cell office:value-type="percentage" office:value="0.90118508655126495" table:style-name="ce7">
            <text:p>90,1%</text:p>
          </table:table-cell>
          <table:table-cell office:value-type="float" office:value="42150" table:style-name="ce5">
            <text:p>42.150</text:p>
          </table:table-cell>
          <table:table-cell office:value-type="float" office:value="29406" table:style-name="ce5">
            <text:p>29.406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49950" table:style-name="ce5">
            <text:p>49.950</text:p>
          </table:table-cell>
          <table:table-cell office:value-type="float" office:value="7000" table:style-name="ce5">
            <text:p>7.000</text:p>
          </table:table-cell>
          <table:table-cell office:value-type="float" office:value="15100" table:style-name="ce5">
            <text:p>15.100</text:p>
          </table:table-cell>
          <table:table-cell office:value-type="float" office:value="2950" table:style-name="ce5">
            <text:p>2.950</text:p>
          </table:table-cell>
          <table:table-cell office:value-type="float" office:value="75000" table:style-name="ce6">
            <text:p>75.000</text:p>
          </table:table-cell>
          <table:table-cell office:value-type="float" office:value="61074" table:style-name="ce6">
            <text:p>61.074</text:p>
          </table:table-cell>
          <table:table-cell office:value-type="percentage" office:value="0.81432000000000004" table:style-name="ce7">
            <text:p>81,4%</text:p>
          </table:table-cell>
          <table:table-cell office:value-type="float" office:value="37290" table:style-name="ce5">
            <text:p>37.290</text:p>
          </table:table-cell>
          <table:table-cell office:value-type="float" office:value="28736" table:style-name="ce5">
            <text:p>28.736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6392" table:style-name="ce5">
            <text:p>46.392</text:p>
          </table:table-cell>
          <table:table-cell office:value-type="float" office:value="16300" table:style-name="ce5">
            <text:p>16.300</text:p>
          </table:table-cell>
          <table:table-cell office:value-type="float" office:value="106100" table:style-name="ce5">
            <text:p>106.100</text:p>
          </table:table-cell>
          <table:table-cell office:value-type="float" office:value="2000" table:style-name="ce5">
            <text:p>2.000</text:p>
          </table:table-cell>
          <table:table-cell office:value-type="float" office:value="170792" table:style-name="ce6">
            <text:p>170.792</text:p>
          </table:table-cell>
          <table:table-cell office:value-type="float" office:value="131716" table:style-name="ce6">
            <text:p>131.716</text:p>
          </table:table-cell>
          <table:table-cell office:value-type="percentage" office:value="0.77120708229893675" table:style-name="ce7">
            <text:p>77,1%</text:p>
          </table:table-cell>
          <table:table-cell office:value-type="float" office:value="81805" table:style-name="ce5">
            <text:p>81.805</text:p>
          </table:table-cell>
          <table:table-cell office:value-type="float" office:value="50607" table:style-name="ce5">
            <text:p>50.607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2360" table:style-name="ce5">
            <text:p>2.360</text:p>
          </table:table-cell>
          <table:table-cell office:value-type="float" office:value="0" table:style-name="ce5">
            <text:p>0</text:p>
          </table:table-cell>
          <table:table-cell office:value-type="float" office:value="1500" table:style-name="ce5">
            <text:p>1.500</text:p>
          </table:table-cell>
          <table:table-cell office:value-type="float" office:value="3860" table:style-name="ce6">
            <text:p>3.860</text:p>
          </table:table-cell>
          <table:table-cell office:value-type="float" office:value="663" table:style-name="ce6">
            <text:p>663</text:p>
          </table:table-cell>
          <table:table-cell office:value-type="percentage" office:value="0.17176165803108809" table:style-name="ce7">
            <text:p>17,2%</text:p>
          </table:table-cell>
          <table:table-cell office:value-type="float" office:value="663" table:style-name="ce5">
            <text:p>663</text:p>
          </table:table-cell>
          <table:table-cell office:value-type="float" office:value="8" table:style-name="ce5">
            <text:p>8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30965397" table:style-name="ce11">
            <text:p>30.965.397</text:p>
          </table:table-cell>
          <table:table-cell office:value-type="float" office:value="4336460" table:style-name="ce12">
            <text:p>4.336.460</text:p>
          </table:table-cell>
          <table:table-cell office:value-type="float" office:value="8266300" table:style-name="ce13">
            <text:p>8.266.300</text:p>
          </table:table-cell>
          <table:table-cell office:value-type="float" office:value="1680525" table:style-name="ce14">
            <text:p>1.680.525</text:p>
          </table:table-cell>
          <table:table-cell office:value-type="float" office:value="45248682" table:style-name="ce15">
            <text:p>45.248.682</text:p>
          </table:table-cell>
          <table:table-cell office:value-type="float" office:value="40565038" table:style-name="ce15">
            <text:p>40.565.038</text:p>
          </table:table-cell>
          <table:table-cell office:value-type="percentage" office:value="0.89649104033571625" table:style-name="ce16">
            <text:p>89,6%</text:p>
          </table:table-cell>
          <table:table-cell office:value-type="float" office:value="25007416" table:style-name="ce15">
            <text:p>25.007.416</text:p>
          </table:table-cell>
          <table:table-cell office:value-type="float" office:value="17088342" table:style-name="ce15">
            <text:p>17.088.342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092749" table:style-name="ce23">
            <text:p>4.092.749</text:p>
          </table:table-cell>
          <table:table-cell office:value-type="percentage" office:value="0.88392889346178627" table:style-name="ce24">
            <text:p>88,4%</text:p>
          </table:table-cell>
          <table:table-cell office:value-type="float" office:value="2397775" table:style-name="ce23">
            <text:p>2.397.775</text:p>
          </table:table-cell>
          <table:table-cell office:value-type="percentage" office:value="0.51785794890435122" table:style-name="ce24">
            <text:p>51,8%</text:p>
          </table:table-cell>
          <table:table-cell office:value-type="date" office:date-value="2021-06-28T00:00:00" table:style-name="ce25">
            <text:p>28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682788" table:style-name="ce5">
            <text:p>682.788</text:p>
          </table:table-cell>
          <table:table-cell office:value-type="percentage" office:value="0.86721077859826401" table:style-name="ce26">
            <text:p>86,7%</text:p>
          </table:table-cell>
          <table:table-cell office:value-type="float" office:value="416219" table:style-name="ce5">
            <text:p>416.219</text:p>
          </table:table-cell>
          <table:table-cell office:value-type="percentage" office:value="0.52864081245919792" table:style-name="ce26">
            <text:p>52,9%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17122" table:style-name="ce5">
            <text:p>617.122</text:p>
          </table:table-cell>
          <table:table-cell office:value-type="percentage" office:value="0.91240971960405992" table:style-name="ce26">
            <text:p>91,2%</text:p>
          </table:table-cell>
          <table:table-cell office:value-type="float" office:value="376411" table:style-name="ce5">
            <text:p>376.411</text:p>
          </table:table-cell>
          <table:table-cell office:value-type="percentage" office:value="0.55652051776777334" table:style-name="ce26">
            <text:p>55,7%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493019" table:style-name="ce5">
            <text:p>493.019</text:p>
          </table:table-cell>
          <table:table-cell office:value-type="percentage" office:value="0.79614474096418619" table:style-name="ce26">
            <text:p>79,6%</text:p>
          </table:table-cell>
          <table:table-cell office:value-type="float" office:value="274025" table:style-name="ce5">
            <text:p>274.025</text:p>
          </table:table-cell>
          <table:table-cell office:value-type="percentage" office:value="0.44250538547745849" table:style-name="ce26">
            <text:p>44,3%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961467" table:style-name="ce5">
            <text:p>961.467</text:p>
          </table:table-cell>
          <table:table-cell office:value-type="percentage" office:value="0.7891906311689697" table:style-name="ce26">
            <text:p>78,9%</text:p>
          </table:table-cell>
          <table:table-cell office:value-type="float" office:value="565125" table:style-name="ce5">
            <text:p>565.125</text:p>
          </table:table-cell>
          <table:table-cell office:value-type="percentage" office:value="0.46386548413971984" table:style-name="ce26">
            <text:p>46,4%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06067" table:style-name="ce5">
            <text:p>306.067</text:p>
          </table:table-cell>
          <table:table-cell office:value-type="percentage" office:value="0.85211283290551409" table:style-name="ce26">
            <text:p>85,2%</text:p>
          </table:table-cell>
          <table:table-cell office:value-type="float" office:value="184625" table:style-name="ce5">
            <text:p>184.625</text:p>
          </table:table-cell>
          <table:table-cell office:value-type="percentage" office:value="0.51400945471148651" table:style-name="ce26">
            <text:p>51,4%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344122" table:style-name="ce5">
            <text:p>1.344.122</text:p>
          </table:table-cell>
          <table:table-cell office:value-type="percentage" office:value="0.87729436689767526" table:style-name="ce26">
            <text:p>87,7%</text:p>
          </table:table-cell>
          <table:table-cell office:value-type="float" office:value="867901" table:style-name="ce5">
            <text:p>867.901</text:p>
          </table:table-cell>
          <table:table-cell office:value-type="percentage" office:value="0.56646990252734442" table:style-name="ce26">
            <text:p>56,6%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24409" table:style-name="ce5">
            <text:p>1.024.409</text:p>
          </table:table-cell>
          <table:table-cell office:value-type="percentage" office:value="0.89015416806421843" table:style-name="ce26">
            <text:p>89,0%</text:p>
          </table:table-cell>
          <table:table-cell office:value-type="float" office:value="595262" table:style-name="ce5">
            <text:p>595.262</text:p>
          </table:table-cell>
          <table:table-cell office:value-type="percentage" office:value="0.51724940955247645" table:style-name="ce26">
            <text:p>51,7%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635973" table:style-name="ce5">
            <text:p>3.635.973</text:p>
          </table:table-cell>
          <table:table-cell office:value-type="percentage" office:value="0.83998685951392682" table:style-name="ce26">
            <text:p>84,0%</text:p>
          </table:table-cell>
          <table:table-cell office:value-type="float" office:value="2114412" table:style-name="ce5">
            <text:p>2.114.412</text:p>
          </table:table-cell>
          <table:table-cell office:value-type="percentage" office:value="0.48847400560965687" table:style-name="ce26">
            <text:p>48,8%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325641" table:style-name="ce5">
            <text:p>2.325.641</text:p>
          </table:table-cell>
          <table:table-cell office:value-type="percentage" office:value="0.80220990168134798" table:style-name="ce26">
            <text:p>80,2%</text:p>
          </table:table-cell>
          <table:table-cell office:value-type="float" office:value="1468921" table:style-name="ce5">
            <text:p>1.468.921</text:p>
          </table:table-cell>
          <table:table-cell office:value-type="percentage" office:value="0.50669169101665623" table:style-name="ce26">
            <text:p>50,7%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578433" table:style-name="ce5">
            <text:p>578.433</text:p>
          </table:table-cell>
          <table:table-cell office:value-type="percentage" office:value="0.93012407378820627" table:style-name="ce26">
            <text:p>93,0%</text:p>
          </table:table-cell>
          <table:table-cell office:value-type="float" office:value="366654" table:style-name="ce5">
            <text:p>366.654</text:p>
          </table:table-cell>
          <table:table-cell office:value-type="percentage" office:value="0.58958204692806426" table:style-name="ce26">
            <text:p>59,0%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558411" table:style-name="ce5">
            <text:p>1.558.411</text:p>
          </table:table-cell>
          <table:table-cell office:value-type="percentage" office:value="0.90599970583122735" table:style-name="ce26">
            <text:p>90,6%</text:p>
          </table:table-cell>
          <table:table-cell office:value-type="float" office:value="1055896" table:style-name="ce5">
            <text:p>1.055.896</text:p>
          </table:table-cell>
          <table:table-cell office:value-type="percentage" office:value="0.61385697700309461" table:style-name="ce26">
            <text:p>61,4%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54744" table:style-name="ce5">
            <text:p>154.744</text:p>
          </table:table-cell>
          <table:table-cell office:value-type="percentage" office:value="0.82022251551725056" table:style-name="ce26">
            <text:p>82,0%</text:p>
          </table:table-cell>
          <table:table-cell office:value-type="float" office:value="110180" table:style-name="ce5">
            <text:p>110.180</text:p>
          </table:table-cell>
          <table:table-cell office:value-type="percentage" office:value="0.58401047381281768" table:style-name="ce26">
            <text:p>58,4%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2931818" table:style-name="ce5">
            <text:p>2.931.818</text:p>
          </table:table-cell>
          <table:table-cell office:value-type="percentage" office:value="0.78553002454263876" table:style-name="ce26">
            <text:p>78,6%</text:p>
          </table:table-cell>
          <table:table-cell office:value-type="float" office:value="1944239" table:style-name="ce5">
            <text:p>1.944.239</text:p>
          </table:table-cell>
          <table:table-cell office:value-type="percentage" office:value="0.52092527891798046" table:style-name="ce26">
            <text:p>52,1%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693051" table:style-name="ce5">
            <text:p>693.051</text:p>
          </table:table-cell>
          <table:table-cell office:value-type="percentage" office:value="0.88063283997804298" table:style-name="ce26">
            <text:p>88,1%</text:p>
          </table:table-cell>
          <table:table-cell office:value-type="float" office:value="384950" table:style-name="ce5">
            <text:p>384.950</text:p>
          </table:table-cell>
          <table:table-cell office:value-type="percentage" office:value="0.48914093154695348" table:style-name="ce26">
            <text:p>48,9%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39701" table:style-name="ce5">
            <text:p>339.701</text:p>
          </table:table-cell>
          <table:table-cell office:value-type="percentage" office:value="0.9046679343165609" table:style-name="ce26">
            <text:p>90,5%</text:p>
          </table:table-cell>
          <table:table-cell office:value-type="float" office:value="203339" table:style-name="ce5">
            <text:p>203.339</text:p>
          </table:table-cell>
          <table:table-cell office:value-type="percentage" office:value="0.54151819716749494" table:style-name="ce26">
            <text:p>54,2%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172268" table:style-name="ce5">
            <text:p>1.172.268</text:p>
          </table:table-cell>
          <table:table-cell office:value-type="percentage" office:value="0.86625482168984524" table:style-name="ce26">
            <text:p>86,6%</text:p>
          </table:table-cell>
          <table:table-cell office:value-type="float" office:value="762528" table:style-name="ce5">
            <text:p>762.528</text:p>
          </table:table-cell>
          <table:table-cell office:value-type="percentage" office:value="0.56347486809630076" table:style-name="ce26">
            <text:p>56,3%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2354" table:style-name="ce5">
            <text:p>32.354</text:p>
          </table:table-cell>
          <table:table-cell office:value-type="percentage" office:value="0.83005798142541942" table:style-name="ce26">
            <text:p>83,0%</text:p>
          </table:table-cell>
          <table:table-cell office:value-type="float" office:value="18737" table:style-name="ce5">
            <text:p>18.737</text:p>
          </table:table-cell>
          <table:table-cell office:value-type="percentage" office:value="0.48070706552414183" table:style-name="ce26">
            <text:p>48,1%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29725" table:style-name="ce5">
            <text:p>29.725</text:p>
          </table:table-cell>
          <table:table-cell office:value-type="percentage" office:value="0.79852249832102085" table:style-name="ce26">
            <text:p>79,9%</text:p>
          </table:table-cell>
          <table:table-cell office:value-type="float" office:value="17667" table:style-name="ce5">
            <text:p>17.667</text:p>
          </table:table-cell>
          <table:table-cell office:value-type="percentage" office:value="0.47460040295500333" table:style-name="ce26">
            <text:p>47,5%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2359" table:style-name="ce5">
            <text:p>32.359</text:p>
          </table:table-cell>
          <table:table-cell office:value-type="string" table:style-name="ce26">
            <text:p>-</text:p>
          </table:table-cell>
          <table:table-cell office:value-type="float" office:value="8508" table:style-name="ce5">
            <text:p>8.508</text:p>
          </table:table-cell>
          <table:table-cell office:value-type="string" table:style-name="ce26">
            <text:p>-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282" table:style-name="ce5">
            <text:p>282</text:p>
          </table:table-cell>
          <table:table-cell office:value-type="string" table:style-name="ce26">
            <text:p>-</text:p>
          </table:table-cell>
          <table:table-cell office:value-type="float" office:value="2" table:style-name="ce5">
            <text:p>2</text:p>
          </table:table-cell>
          <table:table-cell office:value-type="string" table:style-name="ce26">
            <text:p>-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3006503" table:style-name="ce15">
            <text:p>23.006.503</text:p>
          </table:table-cell>
          <table:table-cell office:value-type="percentage" office:value="0.85032597826929812" table:style-name="ce16">
            <text:p>85,0%</text:p>
          </table:table-cell>
          <table:table-cell office:value-type="float" office:value="14133376" table:style-name="ce15">
            <text:p>14.133.376</text:p>
          </table:table-cell>
          <table:table-cell office:value-type="percentage" office:value="0.5223730339829491" table:style-name="ce16">
            <text:p>52,2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41"/>
        <table:table-column table:style-name="co4" table:default-cell-style-name="ce45"/>
        <table:table-column table:style-name="co4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1613" table:style-name="ce35">
            <text:p>431.613</text:p>
          </table:table-cell>
          <table:table-cell office:value-type="percentage" office:value="1" table:style-name="ce36">
            <text:p>100,0%</text:p>
          </table:table-cell>
          <table:table-cell office:value-type="float" office:value="647423" table:style-name="ce35">
            <text:p>647.423</text:p>
          </table:table-cell>
          <table:table-cell office:value-type="percentage" office:value="0.99545189665749767" table:style-name="ce36">
            <text:p>99,5%</text:p>
          </table:table-cell>
          <table:table-cell office:value-type="float" office:value="878921" table:style-name="ce35">
            <text:p>878.921</text:p>
          </table:table-cell>
          <table:table-cell office:value-type="percentage" office:value="0.95936678284161825" table:style-name="ce36">
            <text:p>95,9%</text:p>
          </table:table-cell>
          <table:table-cell office:value-type="float" office:value="1130550" table:style-name="ce35">
            <text:p>1.130.550</text:p>
          </table:table-cell>
          <table:table-cell office:value-type="percentage" office:value="0.89370057888367072" table:style-name="ce36">
            <text:p>89,4%</text:p>
          </table:table-cell>
          <table:table-cell office:value-type="float" office:value="1004242" table:style-name="ce35">
            <text:p>1.004.242</text:p>
          </table:table-cell>
          <table:table-cell office:value-type="percentage" office:value="0.72502479940279285" table:style-name="ce36">
            <text:p>72,5%</text:p>
          </table:table-cell>
          <table:table-cell office:value-type="float" office:value="325210" table:style-name="ce35">
            <text:p>325.210</text:p>
          </table:table-cell>
          <table:table-cell office:value-type="percentage" office:value="0.28521763839690162" table:style-name="ce36">
            <text:p>28,5%</text:p>
          </table:table-cell>
          <table:table-cell office:value-type="float" office:value="106243" table:style-name="ce35">
            <text:p>106.243</text:p>
          </table:table-cell>
          <table:table-cell office:value-type="percentage" office:value="0.11440314772061611" table:style-name="ce36">
            <text:p>11,4%</text:p>
          </table:table-cell>
          <table:table-cell office:value-type="float" office:value="5383" table:style-name="ce35">
            <text:p>5.383</text:p>
          </table:table-cell>
          <table:table-cell office:value-type="percentage" office:value="7.1496214007838949E-3" table:style-name="ce36">
            <text:p>0,7%</text:p>
          </table:table-cell>
          <table:table-cell office:value-type="float" office:value="4529585" table:style-name="ce35">
            <text:p>4.529.585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0783684862066767" table:style-name="ce36">
            <text:p>60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707" table:style-name="ce38">
            <text:p>100.707</text:p>
          </table:table-cell>
          <table:table-cell office:value-type="percentage" office:value="1" table:style-name="ce39">
            <text:p>100,0%</text:p>
          </table:table-cell>
          <table:table-cell office:value-type="float" office:value="118013" table:style-name="ce38">
            <text:p>118.013</text:p>
          </table:table-cell>
          <table:table-cell office:value-type="percentage" office:value="0.99208103904837963" table:style-name="ce39">
            <text:p>99,2%</text:p>
          </table:table-cell>
          <table:table-cell office:value-type="float" office:value="148205" table:style-name="ce38">
            <text:p>148.205</text:p>
          </table:table-cell>
          <table:table-cell office:value-type="percentage" office:value="0.94780228564850644" table:style-name="ce39">
            <text:p>94,8%</text:p>
          </table:table-cell>
          <table:table-cell office:value-type="float" office:value="172225" table:style-name="ce38">
            <text:p>172.225</text:p>
          </table:table-cell>
          <table:table-cell office:value-type="percentage" office:value="0.86865624968476696" table:style-name="ce39">
            <text:p>86,9%</text:p>
          </table:table-cell>
          <table:table-cell office:value-type="float" office:value="143638" table:style-name="ce38">
            <text:p>143.638</text:p>
          </table:table-cell>
          <table:table-cell office:value-type="percentage" office:value="0.66826088777024606" table:style-name="ce39">
            <text:p>66,8%</text:p>
          </table:table-cell>
          <table:table-cell office:value-type="float" office:value="28310" table:style-name="ce38">
            <text:p>28.310</text:p>
          </table:table-cell>
          <table:table-cell office:value-type="percentage" office:value="0.17232143944097489" table:style-name="ce39">
            <text:p>17,2%</text:p>
          </table:table-cell>
          <table:table-cell office:value-type="float" office:value="17433" table:style-name="ce38">
            <text:p>17.433</text:p>
          </table:table-cell>
          <table:table-cell office:value-type="percentage" office:value="0.13368762509489959" table:style-name="ce39">
            <text:p>13,4%</text:p>
          </table:table-cell>
          <table:table-cell office:value-type="float" office:value="1426" table:style-name="ce38">
            <text:p>1.426</text:p>
          </table:table-cell>
          <table:table-cell office:value-type="percentage" office:value="1.3830024537140308E-2" table:style-name="ce39">
            <text:p>1,4%</text:p>
          </table:table-cell>
          <table:table-cell office:value-type="float" office:value="729957" table:style-name="ce38">
            <text:p>729.957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61592781913268879" table:style-name="ce39">
            <text:p>61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442" table:style-name="ce38">
            <text:p>88.442</text:p>
          </table:table-cell>
          <table:table-cell office:value-type="percentage" office:value="1" table:style-name="ce39">
            <text:p>100,0%</text:p>
          </table:table-cell>
          <table:table-cell office:value-type="float" office:value="113417" table:style-name="ce38">
            <text:p>113.417</text:p>
          </table:table-cell>
          <table:table-cell office:value-type="percentage" office:value="1" table:style-name="ce39">
            <text:p>100,0%</text:p>
          </table:table-cell>
          <table:table-cell office:value-type="float" office:value="141988" table:style-name="ce38">
            <text:p>141.988</text:p>
          </table:table-cell>
          <table:table-cell office:value-type="percentage" office:value="0.94878785448908132" table:style-name="ce39">
            <text:p>94,9%</text:p>
          </table:table-cell>
          <table:table-cell office:value-type="float" office:value="144007" table:style-name="ce38">
            <text:p>144.007</text:p>
          </table:table-cell>
          <table:table-cell office:value-type="percentage" office:value="0.88540686771803623" table:style-name="ce39">
            <text:p>88,5%</text:p>
          </table:table-cell>
          <table:table-cell office:value-type="float" office:value="129268" table:style-name="ce38">
            <text:p>129.268</text:p>
          </table:table-cell>
          <table:table-cell office:value-type="percentage" office:value="0.77409232722329679" table:style-name="ce39">
            <text:p>77,4%</text:p>
          </table:table-cell>
          <table:table-cell office:value-type="float" office:value="37789" table:style-name="ce38">
            <text:p>37.789</text:p>
          </table:table-cell>
          <table:table-cell office:value-type="percentage" office:value="0.33017623262356816" table:style-name="ce39">
            <text:p>33,0%</text:p>
          </table:table-cell>
          <table:table-cell office:value-type="float" office:value="10278" table:style-name="ce38">
            <text:p>10.278</text:p>
          </table:table-cell>
          <table:table-cell office:value-type="percentage" office:value="0.12991872179595759" table:style-name="ce39">
            <text:p>13,0%</text:p>
          </table:table-cell>
          <table:table-cell office:value-type="float" office:value="576" table:style-name="ce38">
            <text:p>576</text:p>
          </table:table-cell>
          <table:table-cell office:value-type="percentage" office:value="8.9999999999999993E-3" table:style-name="ce39">
            <text:p>0,9%</text:p>
          </table:table-cell>
          <table:table-cell office:value-type="float" office:value="665765" table:style-name="ce38">
            <text:p>665.765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128662090291854" table:style-name="ce39">
            <text:p>71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722" table:style-name="ce38">
            <text:p>50.722</text:p>
          </table:table-cell>
          <table:table-cell office:value-type="percentage" office:value="1" table:style-name="ce39">
            <text:p>100,0%</text:p>
          </table:table-cell>
          <table:table-cell office:value-type="float" office:value="77418" table:style-name="ce38">
            <text:p>77.418</text:p>
          </table:table-cell>
          <table:table-cell office:value-type="percentage" office:value="0.96152317551790945" table:style-name="ce39">
            <text:p>96,2%</text:p>
          </table:table-cell>
          <table:table-cell office:value-type="float" office:value="100629" table:style-name="ce38">
            <text:p>100.629</text:p>
          </table:table-cell>
          <table:table-cell office:value-type="percentage" office:value="0.85838216853903826" table:style-name="ce39">
            <text:p>85,8%</text:p>
          </table:table-cell>
          <table:table-cell office:value-type="float" office:value="133033" table:style-name="ce38">
            <text:p>133.033</text:p>
          </table:table-cell>
          <table:table-cell office:value-type="percentage" office:value="0.80238484411660038" table:style-name="ce39">
            <text:p>80,2%</text:p>
          </table:table-cell>
          <table:table-cell office:value-type="float" office:value="131217" table:style-name="ce38">
            <text:p>131.217</text:p>
          </table:table-cell>
          <table:table-cell office:value-type="percentage" office:value="0.63644432803678486" table:style-name="ce39">
            <text:p>63,6%</text:p>
          </table:table-cell>
          <table:table-cell office:value-type="float" office:value="52077" table:style-name="ce38">
            <text:p>52.077</text:p>
          </table:table-cell>
          <table:table-cell office:value-type="percentage" office:value="0.28584366612326895" table:style-name="ce39">
            <text:p>28,6%</text:p>
          </table:table-cell>
          <table:table-cell office:value-type="float" office:value="13812" table:style-name="ce38">
            <text:p>13.812</text:p>
          </table:table-cell>
          <table:table-cell office:value-type="percentage" office:value="0.10012903974134056" table:style-name="ce39">
            <text:p>10,0%</text:p>
          </table:table-cell>
          <table:table-cell office:value-type="float" office:value="1391" table:style-name="ce38">
            <text:p>1.391</text:p>
          </table:table-cell>
          <table:table-cell office:value-type="percentage" office:value="1.4568496020108923E-2" table:style-name="ce39">
            <text:p>1,5%</text:p>
          </table:table-cell>
          <table:table-cell office:value-type="float" office:value="560299" table:style-name="ce38">
            <text:p>560.299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54142126476155872" table:style-name="ce39">
            <text:p>54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442" table:style-name="ce38">
            <text:p>91.442</text:p>
          </table:table-cell>
          <table:table-cell office:value-type="percentage" office:value="1" table:style-name="ce39">
            <text:p>100,0%</text:p>
          </table:table-cell>
          <table:table-cell office:value-type="float" office:value="147780" table:style-name="ce38">
            <text:p>147.780</text:p>
          </table:table-cell>
          <table:table-cell office:value-type="percentage" office:value="0.95631297280157379" table:style-name="ce39">
            <text:p>95,6%</text:p>
          </table:table-cell>
          <table:table-cell office:value-type="float" office:value="208837" table:style-name="ce38">
            <text:p>208.837</text:p>
          </table:table-cell>
          <table:table-cell office:value-type="percentage" office:value="0.88832031715243398" table:style-name="ce39">
            <text:p>88,8%</text:p>
          </table:table-cell>
          <table:table-cell office:value-type="float" office:value="283640" table:style-name="ce38">
            <text:p>283.640</text:p>
          </table:table-cell>
          <table:table-cell office:value-type="percentage" office:value="0.80921623225453054" table:style-name="ce39">
            <text:p>80,9%</text:p>
          </table:table-cell>
          <table:table-cell office:value-type="float" office:value="229768" table:style-name="ce38">
            <text:p>229.768</text:p>
          </table:table-cell>
          <table:table-cell office:value-type="percentage" office:value="0.59230158484651629" table:style-name="ce39">
            <text:p>59,2%</text:p>
          </table:table-cell>
          <table:table-cell office:value-type="float" office:value="91414" table:style-name="ce38">
            <text:p>91.414</text:p>
          </table:table-cell>
          <table:table-cell office:value-type="percentage" office:value="0.29399808319450432" table:style-name="ce39">
            <text:p>29,4%</text:p>
          </table:table-cell>
          <table:table-cell office:value-type="float" office:value="30264" table:style-name="ce38">
            <text:p>30.264</text:p>
          </table:table-cell>
          <table:table-cell office:value-type="percentage" office:value="0.12021545354878688" table:style-name="ce39">
            <text:p>12,0%</text:p>
          </table:table-cell>
          <table:table-cell office:value-type="float" office:value="1329" table:style-name="ce38">
            <text:p>1.329</text:p>
          </table:table-cell>
          <table:table-cell office:value-type="percentage" office:value="7.3916694939292647E-3" table:style-name="ce39">
            <text:p>0,7%</text:p>
          </table:table-cell>
          <table:table-cell office:value-type="float" office:value="1084474" table:style-name="ce38">
            <text:p>1.084.474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55308464922525491" table:style-name="ce39">
            <text:p>55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180" table:style-name="ce38">
            <text:p>42.180</text:p>
          </table:table-cell>
          <table:table-cell office:value-type="percentage" office:value="1" table:style-name="ce39">
            <text:p>100,0%</text:p>
          </table:table-cell>
          <table:table-cell office:value-type="float" office:value="55638" table:style-name="ce38">
            <text:p>55.638</text:p>
          </table:table-cell>
          <table:table-cell office:value-type="percentage" office:value="1" table:style-name="ce39">
            <text:p>100,0%</text:p>
          </table:table-cell>
          <table:table-cell office:value-type="float" office:value="73893" table:style-name="ce38">
            <text:p>73.893</text:p>
          </table:table-cell>
          <table:table-cell office:value-type="percentage" office:value="0.95536880212036979" table:style-name="ce39">
            <text:p>95,5%</text:p>
          </table:table-cell>
          <table:table-cell office:value-type="float" office:value="78145" table:style-name="ce38">
            <text:p>78.145</text:p>
          </table:table-cell>
          <table:table-cell office:value-type="percentage" office:value="0.86862522786892538" table:style-name="ce39">
            <text:p>86,9%</text:p>
          </table:table-cell>
          <table:table-cell office:value-type="float" office:value="56211" table:style-name="ce38">
            <text:p>56.211</text:p>
          </table:table-cell>
          <table:table-cell office:value-type="percentage" office:value="0.57493684092094632" table:style-name="ce39">
            <text:p>57,5%</text:p>
          </table:table-cell>
          <table:table-cell office:value-type="float" office:value="9712" table:style-name="ce38">
            <text:p>9.712</text:p>
          </table:table-cell>
          <table:table-cell office:value-type="percentage" office:value="0.13781164417578362" table:style-name="ce39">
            <text:p>13,8%</text:p>
          </table:table-cell>
          <table:table-cell office:value-type="float" office:value="5448" table:style-name="ce38">
            <text:p>5.448</text:p>
          </table:table-cell>
          <table:table-cell office:value-type="percentage" office:value="0.10787050787050786" table:style-name="ce39">
            <text:p>10,8%</text:p>
          </table:table-cell>
          <table:table-cell office:value-type="float" office:value="185" table:style-name="ce38">
            <text:p>185</text:p>
          </table:table-cell>
          <table:table-cell office:value-type="percentage" office:value="4.208084070695812E-3" table:style-name="ce39">
            <text:p>0,4%</text:p>
          </table:table-cell>
          <table:table-cell office:value-type="float" office:value="321412" table:style-name="ce38">
            <text:p>321.412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61323305229457747" table:style-name="ce39">
            <text:p>61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427" table:style-name="ce38">
            <text:p>228.427</text:p>
          </table:table-cell>
          <table:table-cell office:value-type="percentage" office:value="1" table:style-name="ce39">
            <text:p>100,0%</text:p>
          </table:table-cell>
          <table:table-cell office:value-type="float" office:value="248602" table:style-name="ce38">
            <text:p>248.602</text:p>
          </table:table-cell>
          <table:table-cell office:value-type="percentage" office:value="1" table:style-name="ce39">
            <text:p>100,0%</text:p>
          </table:table-cell>
          <table:table-cell office:value-type="float" office:value="308031" table:style-name="ce38">
            <text:p>308.031</text:p>
          </table:table-cell>
          <table:table-cell office:value-type="percentage" office:value="0.96690261319940363" table:style-name="ce39">
            <text:p>96,7%</text:p>
          </table:table-cell>
          <table:table-cell office:value-type="float" office:value="334712" table:style-name="ce38">
            <text:p>334.712</text:p>
          </table:table-cell>
          <table:table-cell office:value-type="percentage" office:value="0.87810585688987997" table:style-name="ce39">
            <text:p>87,8%</text:p>
          </table:table-cell>
          <table:table-cell office:value-type="float" office:value="224350" table:style-name="ce38">
            <text:p>224.350</text:p>
          </table:table-cell>
          <table:table-cell office:value-type="percentage" office:value="0.61752521985659437" table:style-name="ce39">
            <text:p>61,8%</text:p>
          </table:table-cell>
          <table:table-cell office:value-type="float" office:value="43665" table:style-name="ce38">
            <text:p>43.665</text:p>
          </table:table-cell>
          <table:table-cell office:value-type="percentage" office:value="0.16306113532225719" table:style-name="ce39">
            <text:p>16,3%</text:p>
          </table:table-cell>
          <table:table-cell office:value-type="float" office:value="24886" table:style-name="ce38">
            <text:p>24.886</text:p>
          </table:table-cell>
          <table:table-cell office:value-type="percentage" office:value="0.11793977422442964" table:style-name="ce39">
            <text:p>11,8%</text:p>
          </table:table-cell>
          <table:table-cell office:value-type="float" office:value="966" table:style-name="ce38">
            <text:p>966</text:p>
          </table:table-cell>
          <table:table-cell office:value-type="percentage" office:value="5.8424356787749026E-3" table:style-name="ce39">
            <text:p>0,6%</text:p>
          </table:table-cell>
          <table:table-cell office:value-type="float" office:value="1413639" table:style-name="ce38">
            <text:p>1.413.639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64957475072980941" table:style-name="ce39">
            <text:p>65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356" table:style-name="ce38">
            <text:p>137.356</text:p>
          </table:table-cell>
          <table:table-cell office:value-type="percentage" office:value="1" table:style-name="ce39">
            <text:p>100,0%</text:p>
          </table:table-cell>
          <table:table-cell office:value-type="float" office:value="157220" table:style-name="ce38">
            <text:p>157.220</text:p>
          </table:table-cell>
          <table:table-cell office:value-type="percentage" office:value="0.98817732132419034" table:style-name="ce39">
            <text:p>98,8%</text:p>
          </table:table-cell>
          <table:table-cell office:value-type="float" office:value="212161" table:style-name="ce38">
            <text:p>212.161</text:p>
          </table:table-cell>
          <table:table-cell office:value-type="percentage" office:value="0.97123747962864626" table:style-name="ce39">
            <text:p>97,1%</text:p>
          </table:table-cell>
          <table:table-cell office:value-type="float" office:value="272902" table:style-name="ce38">
            <text:p>272.902</text:p>
          </table:table-cell>
          <table:table-cell office:value-type="percentage" office:value="0.88754967835097143" table:style-name="ce39">
            <text:p>88,8%</text:p>
          </table:table-cell>
          <table:table-cell office:value-type="float" office:value="244770" table:style-name="ce38">
            <text:p>244.770</text:p>
          </table:table-cell>
          <table:table-cell office:value-type="percentage" office:value="0.74036992785953026" table:style-name="ce39">
            <text:p>74,0%</text:p>
          </table:table-cell>
          <table:table-cell office:value-type="float" office:value="75113" table:style-name="ce38">
            <text:p>75.113</text:p>
          </table:table-cell>
          <table:table-cell office:value-type="percentage" office:value="0.28248483458129153" table:style-name="ce39">
            <text:p>28,2%</text:p>
          </table:table-cell>
          <table:table-cell office:value-type="float" office:value="20697" table:style-name="ce38">
            <text:p>20.697</text:p>
          </table:table-cell>
          <table:table-cell office:value-type="percentage" office:value="9.4901622732003907E-2" table:style-name="ce39">
            <text:p>9,5%</text:p>
          </table:table-cell>
          <table:table-cell office:value-type="float" office:value="847" table:style-name="ce38">
            <text:p>847</text:p>
          </table:table-cell>
          <table:table-cell office:value-type="percentage" office:value="4.8685995447543279E-3" table:style-name="ce39">
            <text:p>0,5%</text:p>
          </table:table-cell>
          <table:table-cell office:value-type="float" office:value="1121066" table:style-name="ce38">
            <text:p>1.121.066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61978986987943285" table:style-name="ce39">
            <text:p>62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5261" table:style-name="ce38">
            <text:p>455.261</text:p>
          </table:table-cell>
          <table:table-cell office:value-type="percentage" office:value="1" table:style-name="ce39">
            <text:p>100,0%</text:p>
          </table:table-cell>
          <table:table-cell office:value-type="float" office:value="610371" table:style-name="ce38">
            <text:p>610.371</text:p>
          </table:table-cell>
          <table:table-cell office:value-type="percentage" office:value="0.96077236924123077" table:style-name="ce39">
            <text:p>96,1%</text:p>
          </table:table-cell>
          <table:table-cell office:value-type="float" office:value="751408" table:style-name="ce38">
            <text:p>751.408</text:p>
          </table:table-cell>
          <table:table-cell office:value-type="percentage" office:value="0.89711360293415343" table:style-name="ce39">
            <text:p>89,7%</text:p>
          </table:table-cell>
          <table:table-cell office:value-type="float" office:value="929160" table:style-name="ce38">
            <text:p>929.160</text:p>
          </table:table-cell>
          <table:table-cell office:value-type="percentage" office:value="0.85105057795526573" table:style-name="ce39">
            <text:p>85,1%</text:p>
          </table:table-cell>
          <table:table-cell office:value-type="float" office:value="889773" table:style-name="ce38">
            <text:p>889.773</text:p>
          </table:table-cell>
          <table:table-cell office:value-type="percentage" office:value="0.6757316281312773" table:style-name="ce39">
            <text:p>67,6%</text:p>
          </table:table-cell>
          <table:table-cell office:value-type="float" office:value="289032" table:style-name="ce38">
            <text:p>289.032</text:p>
          </table:table-cell>
          <table:table-cell office:value-type="percentage" office:value="0.27667778360640671" table:style-name="ce39">
            <text:p>27,7%</text:p>
          </table:table-cell>
          <table:table-cell office:value-type="float" office:value="115458" table:style-name="ce38">
            <text:p>115.458</text:p>
          </table:table-cell>
          <table:table-cell office:value-type="percentage" office:value="0.13762448819038423" table:style-name="ce39">
            <text:p>13,8%</text:p>
          </table:table-cell>
          <table:table-cell office:value-type="float" office:value="10160" table:style-name="ce38">
            <text:p>10.160</text:p>
          </table:table-cell>
          <table:table-cell office:value-type="percentage" office:value="1.5483886699402285E-2" table:style-name="ce39">
            <text:p>1,5%</text:p>
          </table:table-cell>
          <table:table-cell office:value-type="float" office:value="4050623" table:style-name="ce38">
            <text:p>4.050.623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58975111962681048" table:style-name="ce39">
            <text:p>59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4754" table:style-name="ce38">
            <text:p>294.754</text:p>
          </table:table-cell>
          <table:table-cell office:value-type="percentage" office:value="1" table:style-name="ce39">
            <text:p>100,0%</text:p>
          </table:table-cell>
          <table:table-cell office:value-type="float" office:value="429032" table:style-name="ce38">
            <text:p>429.032</text:p>
          </table:table-cell>
          <table:table-cell office:value-type="percentage" office:value="0.97983382892326809" table:style-name="ce39">
            <text:p>98,0%</text:p>
          </table:table-cell>
          <table:table-cell office:value-type="float" office:value="537514" table:style-name="ce38">
            <text:p>537.514</text:p>
          </table:table-cell>
          <table:table-cell office:value-type="percentage" office:value="0.92558650521414498" table:style-name="ce39">
            <text:p>92,6%</text:p>
          </table:table-cell>
          <table:table-cell office:value-type="float" office:value="635745" table:style-name="ce38">
            <text:p>635.745</text:p>
          </table:table-cell>
          <table:table-cell office:value-type="percentage" office:value="0.84503026581279062" table:style-name="ce39">
            <text:p>84,5%</text:p>
          </table:table-cell>
          <table:table-cell office:value-type="float" office:value="428596" table:style-name="ce38">
            <text:p>428.596</text:p>
          </table:table-cell>
          <table:table-cell office:value-type="percentage" office:value="0.50329032348976266" table:style-name="ce39">
            <text:p>50,3%</text:p>
          </table:table-cell>
          <table:table-cell office:value-type="float" office:value="80075" table:style-name="ce38">
            <text:p>80.075</text:p>
          </table:table-cell>
          <table:table-cell office:value-type="percentage" office:value="0.12342796015161255" table:style-name="ce39">
            <text:p>12,3%</text:p>
          </table:table-cell>
          <table:table-cell office:value-type="float" office:value="54734" table:style-name="ce38">
            <text:p>54.734</text:p>
          </table:table-cell>
          <table:table-cell office:value-type="percentage" office:value="0.10604774803051968" table:style-name="ce39">
            <text:p>10,6%</text:p>
          </table:table-cell>
          <table:table-cell office:value-type="float" office:value="2425" table:style-name="ce38">
            <text:p>2.425</text:p>
          </table:table-cell>
          <table:table-cell office:value-type="percentage" office:value="5.7121859181072758E-3" table:style-name="ce39">
            <text:p>0,6%</text:p>
          </table:table-cell>
          <table:table-cell office:value-type="float" office:value="2462875" table:style-name="ce38">
            <text:p>2.462.875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54871282103724239" table:style-name="ce39">
            <text:p>54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12" table:style-name="ce38">
            <text:p>78.012</text:p>
          </table:table-cell>
          <table:table-cell office:value-type="percentage" office:value="1" table:style-name="ce39">
            <text:p>100,0%</text:p>
          </table:table-cell>
          <table:table-cell office:value-type="float" office:value="95354" table:style-name="ce38">
            <text:p>95.354</text:p>
          </table:table-cell>
          <table:table-cell office:value-type="percentage" office:value="1" table:style-name="ce39">
            <text:p>100,0%</text:p>
          </table:table-cell>
          <table:table-cell office:value-type="float" office:value="127468" table:style-name="ce38">
            <text:p>127.468</text:p>
          </table:table-cell>
          <table:table-cell office:value-type="percentage" office:value="1" table:style-name="ce39">
            <text:p>100,0%</text:p>
          </table:table-cell>
          <table:table-cell office:value-type="float" office:value="154077" table:style-name="ce38">
            <text:p>154.077</text:p>
          </table:table-cell>
          <table:table-cell office:value-type="percentage" office:value="0.91053446482602118" table:style-name="ce39">
            <text:p>91,1%</text:p>
          </table:table-cell>
          <table:table-cell office:value-type="float" office:value="123522" table:style-name="ce38">
            <text:p>123.522</text:p>
          </table:table-cell>
          <table:table-cell office:value-type="percentage" office:value="0.77446173523768924" table:style-name="ce39">
            <text:p>77,4%</text:p>
          </table:table-cell>
          <table:table-cell office:value-type="float" office:value="28261" table:style-name="ce38">
            <text:p>28.261</text:p>
          </table:table-cell>
          <table:table-cell office:value-type="percentage" office:value="0.21172618913836633" table:style-name="ce39">
            <text:p>21,2%</text:p>
          </table:table-cell>
          <table:table-cell office:value-type="float" office:value="9221" table:style-name="ce38">
            <text:p>9.221</text:p>
          </table:table-cell>
          <table:table-cell office:value-type="percentage" office:value="8.137133780444758E-2" table:style-name="ce39">
            <text:p>8,1%</text:p>
          </table:table-cell>
          <table:table-cell office:value-type="float" office:value="370" table:style-name="ce38">
            <text:p>370</text:p>
          </table:table-cell>
          <table:table-cell office:value-type="percentage" office:value="4.365781710914454E-3" table:style-name="ce39">
            <text:p>0,4%</text:p>
          </table:table-cell>
          <table:table-cell office:value-type="float" office:value="616285" table:style-name="ce38">
            <text:p>616.285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64638250875516678" table:style-name="ce39">
            <text:p>64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0919" table:style-name="ce38">
            <text:p>240.919</text:p>
          </table:table-cell>
          <table:table-cell office:value-type="percentage" office:value="1" table:style-name="ce39">
            <text:p>100,0%</text:p>
          </table:table-cell>
          <table:table-cell office:value-type="float" office:value="288798" table:style-name="ce38">
            <text:p>288.798</text:p>
          </table:table-cell>
          <table:table-cell office:value-type="percentage" office:value="0.99667313174260252" table:style-name="ce39">
            <text:p>99,7%</text:p>
          </table:table-cell>
          <table:table-cell office:value-type="float" office:value="332759" table:style-name="ce38">
            <text:p>332.759</text:p>
          </table:table-cell>
          <table:table-cell office:value-type="percentage" office:value="0.95916143742055249" table:style-name="ce39">
            <text:p>95,9%</text:p>
          </table:table-cell>
          <table:table-cell office:value-type="float" office:value="369929" table:style-name="ce38">
            <text:p>369.929</text:p>
          </table:table-cell>
          <table:table-cell office:value-type="percentage" office:value="0.91140434946500148" table:style-name="ce39">
            <text:p>91,1%</text:p>
          </table:table-cell>
          <table:table-cell office:value-type="float" office:value="326006" table:style-name="ce38">
            <text:p>326.006</text:p>
          </table:table-cell>
          <table:table-cell office:value-type="percentage" office:value="0.73553825292574138" table:style-name="ce39">
            <text:p>73,6%</text:p>
          </table:table-cell>
          <table:table-cell office:value-type="float" office:value="39363" table:style-name="ce38">
            <text:p>39.363</text:p>
          </table:table-cell>
          <table:table-cell office:value-type="percentage" office:value="0.121713130163756" table:style-name="ce39">
            <text:p>12,2%</text:p>
          </table:table-cell>
          <table:table-cell office:value-type="float" office:value="20413" table:style-name="ce38">
            <text:p>20.413</text:p>
          </table:table-cell>
          <table:table-cell office:value-type="percentage" office:value="8.8375234326632926E-2" table:style-name="ce39">
            <text:p>8,8%</text:p>
          </table:table-cell>
          <table:table-cell office:value-type="float" office:value="411" table:style-name="ce38">
            <text:p>411</text:p>
          </table:table-cell>
          <table:table-cell office:value-type="percentage" office:value="2.2832445404900922E-3" table:style-name="ce39">
            <text:p>0,2%</text:p>
          </table:table-cell>
          <table:table-cell office:value-type="float" office:value="1618598" table:style-name="ce38">
            <text:p>1.618.598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6594418326850674" table:style-name="ce39">
            <text:p>65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05" table:style-name="ce38">
            <text:p>23.305</text:p>
          </table:table-cell>
          <table:table-cell office:value-type="percentage" office:value="1" table:style-name="ce39">
            <text:p>100,0%</text:p>
          </table:table-cell>
          <table:table-cell office:value-type="float" office:value="28481" table:style-name="ce38">
            <text:p>28.481</text:p>
          </table:table-cell>
          <table:table-cell office:value-type="percentage" office:value="1" table:style-name="ce39">
            <text:p>100,0%</text:p>
          </table:table-cell>
          <table:table-cell office:value-type="float" office:value="36117" table:style-name="ce38">
            <text:p>36.117</text:p>
          </table:table-cell>
          <table:table-cell office:value-type="percentage" office:value="0.95755342276896971" table:style-name="ce39">
            <text:p>95,8%</text:p>
          </table:table-cell>
          <table:table-cell office:value-type="float" office:value="41827" table:style-name="ce38">
            <text:p>41.827</text:p>
          </table:table-cell>
          <table:table-cell office:value-type="percentage" office:value="0.87753860355824098" table:style-name="ce39">
            <text:p>87,8%</text:p>
          </table:table-cell>
          <table:table-cell office:value-type="float" office:value="25014" table:style-name="ce38">
            <text:p>25.014</text:p>
          </table:table-cell>
          <table:table-cell office:value-type="percentage" office:value="0.47243469884979317" table:style-name="ce39">
            <text:p>47,2%</text:p>
          </table:table-cell>
          <table:table-cell office:value-type="float" office:value="5335" table:style-name="ce38">
            <text:p>5.335</text:p>
          </table:table-cell>
          <table:table-cell office:value-type="percentage" office:value="0.1356850377680002" table:style-name="ce39">
            <text:p>13,6%</text:p>
          </table:table-cell>
          <table:table-cell office:value-type="float" office:value="3579" table:style-name="ce38">
            <text:p>3.579</text:p>
          </table:table-cell>
          <table:table-cell office:value-type="percentage" office:value="0.11750607393788168" table:style-name="ce39">
            <text:p>11,8%</text:p>
          </table:table-cell>
          <table:table-cell office:value-type="float" office:value="163" table:style-name="ce38">
            <text:p>163</text:p>
          </table:table-cell>
          <table:table-cell office:value-type="percentage" office:value="6.3841453861820463E-3" table:style-name="ce39">
            <text:p>0,6%</text:p>
          </table:table-cell>
          <table:table-cell office:value-type="float" office:value="163821" table:style-name="ce38">
            <text:p>163.821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57689544670211645" table:style-name="ce39">
            <text:p>57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1165" table:style-name="ce38">
            <text:p>371.165</text:p>
          </table:table-cell>
          <table:table-cell office:value-type="percentage" office:value="1" table:style-name="ce39">
            <text:p>100,0%</text:p>
          </table:table-cell>
          <table:table-cell office:value-type="float" office:value="505193" table:style-name="ce38">
            <text:p>505.193</text:p>
          </table:table-cell>
          <table:table-cell office:value-type="percentage" office:value="0.96029508763859561" table:style-name="ce39">
            <text:p>96,0%</text:p>
          </table:table-cell>
          <table:table-cell office:value-type="float" office:value="658328" table:style-name="ce38">
            <text:p>658.328</text:p>
          </table:table-cell>
          <table:table-cell office:value-type="percentage" office:value="0.93602512643550684" table:style-name="ce39">
            <text:p>93,6%</text:p>
          </table:table-cell>
          <table:table-cell office:value-type="float" office:value="856312" table:style-name="ce38">
            <text:p>856.312</text:p>
          </table:table-cell>
          <table:table-cell office:value-type="percentage" office:value="0.88027031722388238" table:style-name="ce39">
            <text:p>88,0%</text:p>
          </table:table-cell>
          <table:table-cell office:value-type="float" office:value="540820" table:style-name="ce38">
            <text:p>540.820</text:p>
          </table:table-cell>
          <table:table-cell office:value-type="percentage" office:value="0.46383657912589593" table:style-name="ce39">
            <text:p>46,4%</text:p>
          </table:table-cell>
          <table:table-cell office:value-type="float" office:value="126988" table:style-name="ce38">
            <text:p>126.988</text:p>
          </table:table-cell>
          <table:table-cell office:value-type="percentage" office:value="0.13372225264310686" table:style-name="ce39">
            <text:p>13,4%</text:p>
          </table:table-cell>
          <table:table-cell office:value-type="float" office:value="86016" table:style-name="ce38">
            <text:p>86.016</text:p>
          </table:table-cell>
          <table:table-cell office:value-type="percentage" office:value="0.11585036533216607" table:style-name="ce39">
            <text:p>11,6%</text:p>
          </table:table-cell>
          <table:table-cell office:value-type="float" office:value="4420" table:style-name="ce38">
            <text:p>4.420</text:p>
          </table:table-cell>
          <table:table-cell office:value-type="percentage" office:value="7.9849406187787013E-3" table:style-name="ce39">
            <text:p>0,8%</text:p>
          </table:table-cell>
          <table:table-cell office:value-type="float" office:value="3149242" table:style-name="ce38">
            <text:p>3.149.242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52681083791950301" table:style-name="ce39">
            <text:p>52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330" table:style-name="ce38">
            <text:p>73.330</text:p>
          </table:table-cell>
          <table:table-cell office:value-type="percentage" office:value="1" table:style-name="ce39">
            <text:p>100,0%</text:p>
          </table:table-cell>
          <table:table-cell office:value-type="float" office:value="101360" table:style-name="ce38">
            <text:p>101.360</text:p>
          </table:table-cell>
          <table:table-cell office:value-type="percentage" office:value="0.98504358642941137" table:style-name="ce39">
            <text:p>98,5%</text:p>
          </table:table-cell>
          <table:table-cell office:value-type="float" office:value="136690" table:style-name="ce38">
            <text:p>136.690</text:p>
          </table:table-cell>
          <table:table-cell office:value-type="percentage" office:value="0.93043993220292831" table:style-name="ce39">
            <text:p>93,0%</text:p>
          </table:table-cell>
          <table:table-cell office:value-type="float" office:value="191299" table:style-name="ce38">
            <text:p>191.299</text:p>
          </table:table-cell>
          <table:table-cell office:value-type="percentage" office:value="0.8970392392242188" table:style-name="ce39">
            <text:p>89,7%</text:p>
          </table:table-cell>
          <table:table-cell office:value-type="float" office:value="190372" table:style-name="ce38">
            <text:p>190.372</text:p>
          </table:table-cell>
          <table:table-cell office:value-type="percentage" office:value="0.74903307797935925" table:style-name="ce39">
            <text:p>74,9%</text:p>
          </table:table-cell>
          <table:table-cell office:value-type="float" office:value="37011" table:style-name="ce38">
            <text:p>37.011</text:p>
          </table:table-cell>
          <table:table-cell office:value-type="percentage" office:value="0.17708358253230816" table:style-name="ce39">
            <text:p>17,7%</text:p>
          </table:table-cell>
          <table:table-cell office:value-type="float" office:value="17485" table:style-name="ce38">
            <text:p>17.485</text:p>
          </table:table-cell>
          <table:table-cell office:value-type="percentage" office:value="0.10151061260508104" table:style-name="ce39">
            <text:p>10,2%</text:p>
          </table:table-cell>
          <table:table-cell office:value-type="float" office:value="900" table:style-name="ce38">
            <text:p>900</text:p>
          </table:table-cell>
          <table:table-cell office:value-type="percentage" office:value="6.3427629075225164E-3" table:style-name="ce39">
            <text:p>0,6%</text:p>
          </table:table-cell>
          <table:table-cell office:value-type="float" office:value="748447" table:style-name="ce38">
            <text:p>748.447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57127384388044911" table:style-name="ce39">
            <text:p>57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377" table:style-name="ce38">
            <text:p>42.377</text:p>
          </table:table-cell>
          <table:table-cell office:value-type="percentage" office:value="1" table:style-name="ce39">
            <text:p>100,0%</text:p>
          </table:table-cell>
          <table:table-cell office:value-type="float" office:value="55623" table:style-name="ce38">
            <text:p>55.623</text:p>
          </table:table-cell>
          <table:table-cell office:value-type="percentage" office:value="0.99697089188414112" table:style-name="ce39">
            <text:p>99,7%</text:p>
          </table:table-cell>
          <table:table-cell office:value-type="float" office:value="69366" table:style-name="ce38">
            <text:p>69.366</text:p>
          </table:table-cell>
          <table:table-cell office:value-type="percentage" office:value="0.93935864796056556" table:style-name="ce39">
            <text:p>93,9%</text:p>
          </table:table-cell>
          <table:table-cell office:value-type="float" office:value="86993" table:style-name="ce38">
            <text:p>86.993</text:p>
          </table:table-cell>
          <table:table-cell office:value-type="percentage" office:value="0.89967319585496519" table:style-name="ce39">
            <text:p>90,0%</text:p>
          </table:table-cell>
          <table:table-cell office:value-type="float" office:value="85342" table:style-name="ce38">
            <text:p>85.342</text:p>
          </table:table-cell>
          <table:table-cell office:value-type="percentage" office:value="0.79018907057276722" table:style-name="ce39">
            <text:p>79,0%</text:p>
          </table:table-cell>
          <table:table-cell office:value-type="float" office:value="15800" table:style-name="ce38">
            <text:p>15.800</text:p>
          </table:table-cell>
          <table:table-cell office:value-type="percentage" office:value="0.19424398519811656" table:style-name="ce39">
            <text:p>19,4%</text:p>
          </table:table-cell>
          <table:table-cell office:value-type="float" office:value="8785" table:style-name="ce38">
            <text:p>8.785</text:p>
          </table:table-cell>
          <table:table-cell office:value-type="percentage" office:value="0.12895034274223141" table:style-name="ce39">
            <text:p>12,9%</text:p>
          </table:table-cell>
          <table:table-cell office:value-type="float" office:value="447" table:style-name="ce38">
            <text:p>447</text:p>
          </table:table-cell>
          <table:table-cell office:value-type="percentage" office:value="7.9272185571398167E-3" table:style-name="ce39">
            <text:p>0,8%</text:p>
          </table:table-cell>
          <table:table-cell office:value-type="float" office:value="364733" table:style-name="ce38">
            <text:p>364.733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62738537964820063" table:style-name="ce39">
            <text:p>62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942" table:style-name="ce38">
            <text:p>161.942</text:p>
          </table:table-cell>
          <table:table-cell office:value-type="percentage" office:value="1" table:style-name="ce39">
            <text:p>100,0%</text:p>
          </table:table-cell>
          <table:table-cell office:value-type="float" office:value="210244" table:style-name="ce38">
            <text:p>210.244</text:p>
          </table:table-cell>
          <table:table-cell office:value-type="percentage" office:value="0.98668581431474411" table:style-name="ce39">
            <text:p>98,7%</text:p>
          </table:table-cell>
          <table:table-cell office:value-type="float" office:value="267315" table:style-name="ce38">
            <text:p>267.315</text:p>
          </table:table-cell>
          <table:table-cell office:value-type="percentage" office:value="0.95429085495807142" table:style-name="ce39">
            <text:p>95,4%</text:p>
          </table:table-cell>
          <table:table-cell office:value-type="float" office:value="300056" table:style-name="ce38">
            <text:p>300.056</text:p>
          </table:table-cell>
          <table:table-cell office:value-type="percentage" office:value="0.88257735082079081" table:style-name="ce39">
            <text:p>88,3%</text:p>
          </table:table-cell>
          <table:table-cell office:value-type="float" office:value="232711" table:style-name="ce38">
            <text:p>232.711</text:p>
          </table:table-cell>
          <table:table-cell office:value-type="percentage" office:value="0.64261196853089886" table:style-name="ce39">
            <text:p>64,3%</text:p>
          </table:table-cell>
          <table:table-cell office:value-type="float" office:value="42434" table:style-name="ce38">
            <text:p>42.434</text:p>
          </table:table-cell>
          <table:table-cell office:value-type="percentage" office:value="0.16286754969429232" table:style-name="ce39">
            <text:p>16,3%</text:p>
          </table:table-cell>
          <table:table-cell office:value-type="float" office:value="28431" table:style-name="ce38">
            <text:p>28.431</text:p>
          </table:table-cell>
          <table:table-cell office:value-type="percentage" office:value="0.14107297031766353" table:style-name="ce39">
            <text:p>14,1%</text:p>
          </table:table-cell>
          <table:table-cell office:value-type="float" office:value="1554" table:style-name="ce38">
            <text:p>1.554</text:p>
          </table:table-cell>
          <table:table-cell office:value-type="percentage" office:value="9.2167538521760791E-3" table:style-name="ce39">
            <text:p>0,9%</text:p>
          </table:table-cell>
          <table:table-cell office:value-type="float" office:value="1244687" table:style-name="ce38">
            <text:p>1.244.687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62738042373193181" table:style-name="ce39">
            <text:p>62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66" table:style-name="ce38">
            <text:p>2.366</text:p>
          </table:table-cell>
          <table:table-cell office:value-type="percentage" office:value="0.90825335892514392" table:style-name="ce39">
            <text:p>90,8%</text:p>
          </table:table-cell>
          <table:table-cell office:value-type="float" office:value="3794" table:style-name="ce38">
            <text:p>3.794</text:p>
          </table:table-cell>
          <table:table-cell office:value-type="percentage" office:value="0.87864752200092633" table:style-name="ce39">
            <text:p>87,9%</text:p>
          </table:table-cell>
          <table:table-cell office:value-type="float" office:value="7170" table:style-name="ce38">
            <text:p>7.170</text:p>
          </table:table-cell>
          <table:table-cell office:value-type="percentage" office:value="0.91256204658266515" table:style-name="ce39">
            <text:p>91,3%</text:p>
          </table:table-cell>
          <table:table-cell office:value-type="float" office:value="9575" table:style-name="ce38">
            <text:p>9.575</text:p>
          </table:table-cell>
          <table:table-cell office:value-type="percentage" office:value="0.82857390100380757" table:style-name="ce39">
            <text:p>82,9%</text:p>
          </table:table-cell>
          <table:table-cell office:value-type="float" office:value="9449" table:style-name="ce38">
            <text:p>9.449</text:p>
          </table:table-cell>
          <table:table-cell office:value-type="percentage" office:value="0.7474292042398355" table:style-name="ce39">
            <text:p>74,7%</text:p>
          </table:table-cell>
          <table:table-cell office:value-type="float" office:value="6673" table:style-name="ce38">
            <text:p>6.673</text:p>
          </table:table-cell>
          <table:table-cell office:value-type="percentage" office:value="0.56103917941819403" table:style-name="ce39">
            <text:p>56,1%</text:p>
          </table:table-cell>
          <table:table-cell office:value-type="float" office:value="3014" table:style-name="ce38">
            <text:p>3.014</text:p>
          </table:table-cell>
          <table:table-cell office:value-type="percentage" office:value="0.27482447342026078" table:style-name="ce39">
            <text:p>27,5%</text:p>
          </table:table-cell>
          <table:table-cell office:value-type="float" office:value="109" table:style-name="ce38">
            <text:p>109</text:p>
          </table:table-cell>
          <table:table-cell office:value-type="percentage" office:value="1.1943896559281174E-2" table:style-name="ce39">
            <text:p>1,2%</text:p>
          </table:table-cell>
          <table:table-cell office:value-type="float" office:value="42150" table:style-name="ce38">
            <text:p>42.150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59395476643415768" table:style-name="ce39">
            <text:p>59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58" table:style-name="ce38">
            <text:p>1.958</text:p>
          </table:table-cell>
          <table:table-cell office:value-type="percentage" office:value="0.83354618986802897" table:style-name="ce39">
            <text:p>83,4%</text:p>
          </table:table-cell>
          <table:table-cell office:value-type="float" office:value="3213" table:style-name="ce38">
            <text:p>3.213</text:p>
          </table:table-cell>
          <table:table-cell office:value-type="percentage" office:value="0.85725720384204906" table:style-name="ce39">
            <text:p>85,7%</text:p>
          </table:table-cell>
          <table:table-cell office:value-type="float" office:value="6724" table:style-name="ce38">
            <text:p>6.724</text:p>
          </table:table-cell>
          <table:table-cell office:value-type="percentage" office:value="0.85907755206337033" table:style-name="ce39">
            <text:p>85,9%</text:p>
          </table:table-cell>
          <table:table-cell office:value-type="float" office:value="8936" table:style-name="ce38">
            <text:p>8.936</text:p>
          </table:table-cell>
          <table:table-cell office:value-type="percentage" office:value="0.79086644835826181" table:style-name="ce39">
            <text:p>79,1%</text:p>
          </table:table-cell>
          <table:table-cell office:value-type="float" office:value="8894" table:style-name="ce38">
            <text:p>8.894</text:p>
          </table:table-cell>
          <table:table-cell office:value-type="percentage" office:value="0.74104315947342114" table:style-name="ce39">
            <text:p>74,1%</text:p>
          </table:table-cell>
          <table:table-cell office:value-type="float" office:value="6624" table:style-name="ce38">
            <text:p>6.624</text:p>
          </table:table-cell>
          <table:table-cell office:value-type="percentage" office:value="0.54594906453474001" table:style-name="ce39">
            <text:p>54,6%</text:p>
          </table:table-cell>
          <table:table-cell office:value-type="float" office:value="917" table:style-name="ce38">
            <text:p>917</text:p>
          </table:table-cell>
          <table:table-cell office:value-type="percentage" office:value="7.6448520216756979E-2" table:style-name="ce39">
            <text:p>7,6%</text:p>
          </table:table-cell>
          <table:table-cell office:value-type="float" office:value="24" table:style-name="ce38">
            <text:p>24</text:p>
          </table:table-cell>
          <table:table-cell office:value-type="percentage" office:value="2.5067892208063504E-3" table:style-name="ce39">
            <text:p>0,3%</text:p>
          </table:table-cell>
          <table:table-cell office:value-type="float" office:value="37290" table:style-name="ce38">
            <text:p>37.290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52575182934566522" table:style-name="ce39">
            <text:p>52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9" table:style-name="ce38">
            <text:p>29</text:p>
          </table:table-cell>
          <table:table-cell office:value-type="string" table:style-name="ce39">
            <text:p>-</text:p>
          </table:table-cell>
          <table:table-cell office:value-type="float" office:value="16" table:style-name="ce38">
            <text:p>16</text:p>
          </table:table-cell>
          <table:table-cell office:value-type="string" table:style-name="ce39">
            <text:p>-</text:p>
          </table:table-cell>
          <table:table-cell office:value-type="float" office:value="3362" table:style-name="ce38">
            <text:p>3.362</text:p>
          </table:table-cell>
          <table:table-cell office:value-type="string" table:style-name="ce39">
            <text:p>-</text:p>
          </table:table-cell>
          <table:table-cell office:value-type="float" office:value="9011" table:style-name="ce38">
            <text:p>9.011</text:p>
          </table:table-cell>
          <table:table-cell office:value-type="string" table:style-name="ce39">
            <text:p>-</text:p>
          </table:table-cell>
          <table:table-cell office:value-type="float" office:value="19941" table:style-name="ce38">
            <text:p>19.941</text:p>
          </table:table-cell>
          <table:table-cell office:value-type="string" table:style-name="ce39">
            <text:p>-</text:p>
          </table:table-cell>
          <table:table-cell office:value-type="float" office:value="27560" table:style-name="ce38">
            <text:p>27.560</text:p>
          </table:table-cell>
          <table:table-cell office:value-type="string" table:style-name="ce39">
            <text:p>-</text:p>
          </table:table-cell>
          <table:table-cell office:value-type="float" office:value="21064" table:style-name="ce38">
            <text:p>21.064</text:p>
          </table:table-cell>
          <table:table-cell office:value-type="string" table:style-name="ce39">
            <text:p>-</text:p>
          </table:table-cell>
          <table:table-cell office:value-type="float" office:value="822" table:style-name="ce38">
            <text:p>822</text:p>
          </table:table-cell>
          <table:table-cell office:value-type="string" table:style-name="ce39">
            <text:p>-</text:p>
          </table:table-cell>
          <table:table-cell office:value-type="float" office:value="81805" table:style-name="ce38">
            <text:p>81.805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" table:style-name="ce38">
            <text:p>1</text:p>
          </table:table-cell>
          <table:table-cell office:value-type="string" table:style-name="ce39">
            <text:p>-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12" table:style-name="ce38">
            <text:p>12</text:p>
          </table:table-cell>
          <table:table-cell office:value-type="string" table:style-name="ce39">
            <text:p>-</text:p>
          </table:table-cell>
          <table:table-cell office:value-type="float" office:value="57" table:style-name="ce38">
            <text:p>57</text:p>
          </table:table-cell>
          <table:table-cell office:value-type="string" table:style-name="ce39">
            <text:p>-</text:p>
          </table:table-cell>
          <table:table-cell office:value-type="float" office:value="212" table:style-name="ce38">
            <text:p>212</text:p>
          </table:table-cell>
          <table:table-cell office:value-type="string" table:style-name="ce39">
            <text:p>-</text:p>
          </table:table-cell>
          <table:table-cell office:value-type="float" office:value="199" table:style-name="ce38">
            <text:p>199</text:p>
          </table:table-cell>
          <table:table-cell office:value-type="string" table:style-name="ce39">
            <text:p>-</text:p>
          </table:table-cell>
          <table:table-cell office:value-type="float" office:value="171" table:style-name="ce38">
            <text:p>171</text:p>
          </table:table-cell>
          <table:table-cell office:value-type="string" table:style-name="ce39">
            <text:p>-</text:p>
          </table:table-cell>
          <table:table-cell office:value-type="float" office:value="11" table:style-name="ce38">
            <text:p>11</text:p>
          </table:table-cell>
          <table:table-cell office:value-type="string" table:style-name="ce39">
            <text:p>-</text:p>
          </table:table-cell>
          <table:table-cell office:value-type="float" office:value="663" table:style-name="ce38">
            <text:p>663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25" table:style-name="ce21"/>
          <table:table-cell table:number-columns-repeated="16339" table:style-name="ce41"/>
        </table:table-row>
        <table:table-row table:style-name="ro8">
          <table:table-cell office:value-type="string" table:style-name="ce42">
            <text:p>Total España</text:p>
          </table:table-cell>
          <table:table-cell office:value-type="float" office:value="2916308" table:style-name="ce43">
            <text:p>2.916.308</text:p>
          </table:table-cell>
          <table:table-cell office:value-type="percentage" office:value="1" table:style-name="ce44">
            <text:p>100,0%</text:p>
          </table:table-cell>
          <table:table-cell office:value-type="float" office:value="3896990" table:style-name="ce43">
            <text:p>3.896.990</text:p>
          </table:table-cell>
          <table:table-cell office:value-type="percentage" office:value="0.9840772011429163" table:style-name="ce44">
            <text:p>98,4%</text:p>
          </table:table-cell>
          <table:table-cell office:value-type="float" office:value="5006898" table:style-name="ce43">
            <text:p>5.006.898</text:p>
          </table:table-cell>
          <table:table-cell office:value-type="percentage" office:value="0.93815085893048999" table:style-name="ce44">
            <text:p>93,8%</text:p>
          </table:table-cell>
          <table:table-cell office:value-type="float" office:value="6142191" table:style-name="ce43">
            <text:p>6.142.191</text:p>
          </table:table-cell>
          <table:table-cell office:value-type="percentage" office:value="0.87330069244818864" table:style-name="ce44">
            <text:p>87,3%</text:p>
          </table:table-cell>
          <table:table-cell office:value-type="float" office:value="5044116" table:style-name="ce43">
            <text:p>5.044.116</text:p>
          </table:table-cell>
          <table:table-cell office:value-type="percentage" office:value="0.63916422962397257" table:style-name="ce44">
            <text:p>63,9%</text:p>
          </table:table-cell>
          <table:table-cell office:value-type="float" office:value="1368645" table:style-name="ce43">
            <text:p>1.368.645</text:p>
          </table:table-cell>
          <table:table-cell office:value-type="percentage" office:value="0.21967198590524561" table:style-name="ce44">
            <text:p>22,0%</text:p>
          </table:table-cell>
          <table:table-cell office:value-type="float" office:value="598349" table:style-name="ce43">
            <text:p>598.349</text:p>
          </table:table-cell>
          <table:table-cell office:value-type="percentage" office:value="0.12100961849598757" table:style-name="ce44">
            <text:p>12,1%</text:p>
          </table:table-cell>
          <table:table-cell office:value-type="float" office:value="33919" table:style-name="ce43">
            <text:p>33.919</text:p>
          </table:table-cell>
          <table:table-cell office:value-type="percentage" office:value="8.7224836358605444E-3" table:style-name="ce44">
            <text:p>0,9%</text:p>
          </table:table-cell>
          <table:table-cell office:value-type="float" office:value="25007416" table:style-name="ce43">
            <text:p>25.007.416</text:p>
          </table:table-cell>
          <table:table-cell office:value-type="float" office:value="42119827" table:style-name="ce43">
            <text:p>42.119.827</text:p>
          </table:table-cell>
          <table:table-cell office:value-type="percentage" office:value="0.59372076718168854" table:style-name="ce44">
            <text:p>59,4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41"/>
        <table:table-column table:style-name="co4" table:default-cell-style-name="ce45"/>
        <table:table-column table:style-name="co4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4" table:default-cell-style-name="ce45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3374" table:style-name="ce35">
            <text:p>423.374</text:p>
          </table:table-cell>
          <table:table-cell office:value-type="percentage" office:value="1" table:style-name="ce36">
            <text:p>100,0%</text:p>
          </table:table-cell>
          <table:table-cell office:value-type="float" office:value="634535" table:style-name="ce35">
            <text:p>634.535</text:p>
          </table:table-cell>
          <table:table-cell office:value-type="percentage" office:value="0.97563581961957679" table:style-name="ce36">
            <text:p>97,6%</text:p>
          </table:table-cell>
          <table:table-cell office:value-type="float" office:value="404333" table:style-name="ce35">
            <text:p>404.333</text:p>
          </table:table-cell>
          <table:table-cell office:value-type="percentage" office:value="0.44134074553537805" table:style-name="ce36">
            <text:p>44,1%</text:p>
          </table:table-cell>
          <table:table-cell office:value-type="float" office:value="935533" table:style-name="ce35">
            <text:p>935.533</text:p>
          </table:table-cell>
          <table:table-cell office:value-type="percentage" office:value="0.73953950171578176" table:style-name="ce36">
            <text:p>74,0%</text:p>
          </table:table-cell>
          <table:table-cell office:value-type="float" office:value="284309" table:style-name="ce35">
            <text:p>284.309</text:p>
          </table:table-cell>
          <table:table-cell office:value-type="percentage" office:value="0.2052603612410242" table:style-name="ce36">
            <text:p>20,5%</text:p>
          </table:table-cell>
          <table:table-cell office:value-type="float" office:value="134698" table:style-name="ce35">
            <text:p>134.698</text:p>
          </table:table-cell>
          <table:table-cell office:value-type="percentage" office:value="0.11813365350630625" table:style-name="ce36">
            <text:p>11,8%</text:p>
          </table:table-cell>
          <table:table-cell office:value-type="float" office:value="90503" table:style-name="ce35">
            <text:p>90.503</text:p>
          </table:table-cell>
          <table:table-cell office:value-type="percentage" office:value="9.7454214189724678E-2" table:style-name="ce36">
            <text:p>9,7%</text:p>
          </table:table-cell>
          <table:table-cell office:value-type="float" office:value="4018" table:style-name="ce35">
            <text:p>4.018</text:p>
          </table:table-cell>
          <table:table-cell office:value-type="percentage" office:value="5.3366484838100851E-3" table:style-name="ce36">
            <text:p>0,5%</text:p>
          </table:table-cell>
          <table:table-cell office:value-type="float" office:value="2911303" table:style-name="ce35">
            <text:p>2.911.303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3906753578749258" table:style-name="ce36">
            <text:p>39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8914" table:style-name="ce38">
            <text:p>98.914</text:p>
          </table:table-cell>
          <table:table-cell office:value-type="percentage" office:value="1" table:style-name="ce39">
            <text:p>100,0%</text:p>
          </table:table-cell>
          <table:table-cell office:value-type="float" office:value="116492" table:style-name="ce38">
            <text:p>116.492</text:p>
          </table:table-cell>
          <table:table-cell office:value-type="percentage" office:value="0.97929469126980795" table:style-name="ce39">
            <text:p>97,9%</text:p>
          </table:table-cell>
          <table:table-cell office:value-type="float" office:value="53816" table:style-name="ce38">
            <text:p>53.816</text:p>
          </table:table-cell>
          <table:table-cell office:value-type="percentage" office:value="0.34416468948051698" table:style-name="ce39">
            <text:p>34,4%</text:p>
          </table:table-cell>
          <table:table-cell office:value-type="float" office:value="146997" table:style-name="ce38">
            <text:p>146.997</text:p>
          </table:table-cell>
          <table:table-cell office:value-type="percentage" office:value="0.74141305115350087" table:style-name="ce39">
            <text:p>74,1%</text:p>
          </table:table-cell>
          <table:table-cell office:value-type="float" office:value="60167" table:style-name="ce38">
            <text:p>60.167</text:p>
          </table:table-cell>
          <table:table-cell office:value-type="percentage" office:value="0.27992072316846794" table:style-name="ce39">
            <text:p>28,0%</text:p>
          </table:table-cell>
          <table:table-cell office:value-type="float" office:value="23586" table:style-name="ce38">
            <text:p>23.586</text:p>
          </table:table-cell>
          <table:table-cell office:value-type="percentage" office:value="0.14356670684050984" table:style-name="ce39">
            <text:p>14,4%</text:p>
          </table:table-cell>
          <table:table-cell office:value-type="float" office:value="15633" table:style-name="ce38">
            <text:p>15.633</text:p>
          </table:table-cell>
          <table:table-cell office:value-type="percentage" office:value="0.11988404996894196" table:style-name="ce39">
            <text:p>12,0%</text:p>
          </table:table-cell>
          <table:table-cell office:value-type="float" office:value="1176" table:style-name="ce38">
            <text:p>1.176</text:p>
          </table:table-cell>
          <table:table-cell office:value-type="percentage" office:value="1.1405405929647266E-2" table:style-name="ce39">
            <text:p>1,1%</text:p>
          </table:table-cell>
          <table:table-cell office:value-type="float" office:value="516781" table:style-name="ce38">
            <text:p>516.781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4360528007803337" table:style-name="ce39">
            <text:p>43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179" table:style-name="ce38">
            <text:p>87.179</text:p>
          </table:table-cell>
          <table:table-cell office:value-type="percentage" office:value="0.99263316102293175" table:style-name="ce39">
            <text:p>99,3%</text:p>
          </table:table-cell>
          <table:table-cell office:value-type="float" office:value="111806" table:style-name="ce38">
            <text:p>111.806</text:p>
          </table:table-cell>
          <table:table-cell office:value-type="percentage" office:value="1" table:style-name="ce39">
            <text:p>100,0%</text:p>
          </table:table-cell>
          <table:table-cell office:value-type="float" office:value="51726" table:style-name="ce38">
            <text:p>51.726</text:p>
          </table:table-cell>
          <table:table-cell office:value-type="percentage" office:value="0.34564188918290434" table:style-name="ce39">
            <text:p>34,6%</text:p>
          </table:table-cell>
          <table:table-cell office:value-type="float" office:value="125700" table:style-name="ce38">
            <text:p>125.700</text:p>
          </table:table-cell>
          <table:table-cell office:value-type="percentage" office:value="0.77284884257124409" table:style-name="ce39">
            <text:p>77,3%</text:p>
          </table:table-cell>
          <table:table-cell office:value-type="float" office:value="45543" table:style-name="ce38">
            <text:p>45.543</text:p>
          </table:table-cell>
          <table:table-cell office:value-type="percentage" office:value="0.27272400639547767" table:style-name="ce39">
            <text:p>27,3%</text:p>
          </table:table-cell>
          <table:table-cell office:value-type="float" office:value="15452" table:style-name="ce38">
            <text:p>15.452</text:p>
          </table:table-cell>
          <table:table-cell office:value-type="percentage" office:value="0.13500974216040051" table:style-name="ce39">
            <text:p>13,5%</text:p>
          </table:table-cell>
          <table:table-cell office:value-type="float" office:value="9708" table:style-name="ce38">
            <text:p>9.708</text:p>
          </table:table-cell>
          <table:table-cell office:value-type="percentage" office:value="0.12271365549670715" table:style-name="ce39">
            <text:p>12,3%</text:p>
          </table:table-cell>
          <table:table-cell office:value-type="float" office:value="512" table:style-name="ce38">
            <text:p>512</text:p>
          </table:table-cell>
          <table:table-cell office:value-type="percentage" office:value="8.0000000000000002E-3" table:style-name="ce39">
            <text:p>0,8%</text:p>
          </table:table-cell>
          <table:table-cell office:value-type="float" office:value="447626" table:style-name="ce38">
            <text:p>447.626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47929442022770519" table:style-name="ce39">
            <text:p>47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49902" table:style-name="ce38">
            <text:p>49.902</text:p>
          </table:table-cell>
          <table:table-cell office:value-type="percentage" office:value="1" table:style-name="ce39">
            <text:p>100,0%</text:p>
          </table:table-cell>
          <table:table-cell office:value-type="float" office:value="76276" table:style-name="ce38">
            <text:p>76.276</text:p>
          </table:table-cell>
          <table:table-cell office:value-type="percentage" office:value="0.94733965919817176" table:style-name="ce39">
            <text:p>94,7%</text:p>
          </table:table-cell>
          <table:table-cell office:value-type="float" office:value="28015" table:style-name="ce38">
            <text:p>28.015</text:p>
          </table:table-cell>
          <table:table-cell office:value-type="percentage" office:value="0.23897262669430441" table:style-name="ce39">
            <text:p>23,9%</text:p>
          </table:table-cell>
          <table:table-cell office:value-type="float" office:value="119832" table:style-name="ce38">
            <text:p>119.832</text:p>
          </table:table-cell>
          <table:table-cell office:value-type="percentage" office:value="0.72276337931325663" table:style-name="ce39">
            <text:p>72,3%</text:p>
          </table:table-cell>
          <table:table-cell office:value-type="float" office:value="72837" table:style-name="ce38">
            <text:p>72.837</text:p>
          </table:table-cell>
          <table:table-cell office:value-type="percentage" office:value="0.35328269600139689" table:style-name="ce39">
            <text:p>35,3%</text:p>
          </table:table-cell>
          <table:table-cell office:value-type="float" office:value="19842" table:style-name="ce38">
            <text:p>19.842</text:p>
          </table:table-cell>
          <table:table-cell office:value-type="percentage" office:value="0.10891007591101451" table:style-name="ce39">
            <text:p>10,9%</text:p>
          </table:table-cell>
          <table:table-cell office:value-type="float" office:value="11283" table:style-name="ce38">
            <text:p>11.283</text:p>
          </table:table-cell>
          <table:table-cell office:value-type="percentage" office:value="8.1795247277841418E-2" table:style-name="ce39">
            <text:p>8,2%</text:p>
          </table:table-cell>
          <table:table-cell office:value-type="float" office:value="542" table:style-name="ce38">
            <text:p>542</text:p>
          </table:table-cell>
          <table:table-cell office:value-type="percentage" office:value="5.6765814830330961E-3" table:style-name="ce39">
            <text:p>0,6%</text:p>
          </table:table-cell>
          <table:table-cell office:value-type="float" office:value="378529" table:style-name="ce38">
            <text:p>378.529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36577550545142518" table:style-name="ce39">
            <text:p>36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88793" table:style-name="ce38">
            <text:p>88.793</text:p>
          </table:table-cell>
          <table:table-cell office:value-type="percentage" office:value="0.9840085996719713" table:style-name="ce39">
            <text:p>98,4%</text:p>
          </table:table-cell>
          <table:table-cell office:value-type="float" office:value="143350" table:style-name="ce38">
            <text:p>143.350</text:p>
          </table:table-cell>
          <table:table-cell office:value-type="percentage" office:value="0.92764558567536615" table:style-name="ce39">
            <text:p>92,8%</text:p>
          </table:table-cell>
          <table:table-cell office:value-type="float" office:value="104706" table:style-name="ce38">
            <text:p>104.706</text:p>
          </table:table-cell>
          <table:table-cell office:value-type="percentage" office:value="0.44538308406921545" table:style-name="ce39">
            <text:p>44,5%</text:p>
          </table:table-cell>
          <table:table-cell office:value-type="float" office:value="228276" table:style-name="ce38">
            <text:p>228.276</text:p>
          </table:table-cell>
          <table:table-cell office:value-type="percentage" office:value="0.65126443602501483" table:style-name="ce39">
            <text:p>65,1%</text:p>
          </table:table-cell>
          <table:table-cell office:value-type="float" office:value="110842" table:style-name="ce38">
            <text:p>110.842</text:p>
          </table:table-cell>
          <table:table-cell office:value-type="percentage" office:value="0.28573122570400389" table:style-name="ce39">
            <text:p>28,6%</text:p>
          </table:table-cell>
          <table:table-cell office:value-type="float" office:value="35123" table:style-name="ce38">
            <text:p>35.123</text:p>
          </table:table-cell>
          <table:table-cell office:value-type="percentage" office:value="0.11295966346555861" table:style-name="ce39">
            <text:p>11,3%</text:p>
          </table:table-cell>
          <table:table-cell office:value-type="float" office:value="19135" table:style-name="ce38">
            <text:p>19.135</text:p>
          </table:table-cell>
          <table:table-cell office:value-type="percentage" office:value="7.6008548230770454E-2" table:style-name="ce39">
            <text:p>7,6%</text:p>
          </table:table-cell>
          <table:table-cell office:value-type="float" office:value="664" table:style-name="ce38">
            <text:p>664</text:p>
          </table:table-cell>
          <table:table-cell office:value-type="percentage" office:value="3.6930538329338087E-3" table:style-name="ce39">
            <text:p>0,4%</text:p>
          </table:table-cell>
          <table:table-cell office:value-type="float" office:value="730889" table:style-name="ce38">
            <text:p>730.889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37275535069314464" table:style-name="ce39">
            <text:p>37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628" table:style-name="ce38">
            <text:p>41.628</text:p>
          </table:table-cell>
          <table:table-cell office:value-type="percentage" office:value="1" table:style-name="ce39">
            <text:p>100,0%</text:p>
          </table:table-cell>
          <table:table-cell office:value-type="float" office:value="55061" table:style-name="ce38">
            <text:p>55.061</text:p>
          </table:table-cell>
          <table:table-cell office:value-type="percentage" office:value="1" table:style-name="ce39">
            <text:p>100,0%</text:p>
          </table:table-cell>
          <table:table-cell office:value-type="float" office:value="29205" table:style-name="ce38">
            <text:p>29.205</text:p>
          </table:table-cell>
          <table:table-cell office:value-type="percentage" office:value="0.3775938974723641" table:style-name="ce39">
            <text:p>37,8%</text:p>
          </table:table-cell>
          <table:table-cell office:value-type="float" office:value="58731" table:style-name="ce38">
            <text:p>58.731</text:p>
          </table:table-cell>
          <table:table-cell office:value-type="percentage" office:value="0.65282779778578093" table:style-name="ce39">
            <text:p>65,3%</text:p>
          </table:table-cell>
          <table:table-cell office:value-type="float" office:value="17771" table:style-name="ce38">
            <text:p>17.771</text:p>
          </table:table-cell>
          <table:table-cell office:value-type="percentage" office:value="0.18176518119240251" table:style-name="ce39">
            <text:p>18,2%</text:p>
          </table:table-cell>
          <table:table-cell office:value-type="float" office:value="7781" table:style-name="ce38">
            <text:p>7.781</text:p>
          </table:table-cell>
          <table:table-cell office:value-type="percentage" office:value="0.11041107942048728" table:style-name="ce39">
            <text:p>11,0%</text:p>
          </table:table-cell>
          <table:table-cell office:value-type="float" office:value="4505" table:style-name="ce38">
            <text:p>4.505</text:p>
          </table:table-cell>
          <table:table-cell office:value-type="percentage" office:value="8.9199089199089199E-2" table:style-name="ce39">
            <text:p>8,9%</text:p>
          </table:table-cell>
          <table:table-cell office:value-type="float" office:value="98" table:style-name="ce38">
            <text:p>98</text:p>
          </table:table-cell>
          <table:table-cell office:value-type="percentage" office:value="2.2291472374496735E-3" table:style-name="ce39">
            <text:p>0,2%</text:p>
          </table:table-cell>
          <table:table-cell office:value-type="float" office:value="214780" table:style-name="ce38">
            <text:p>214.780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40978617777752341" table:style-name="ce39">
            <text:p>41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399" table:style-name="ce38">
            <text:p>225.399</text:p>
          </table:table-cell>
          <table:table-cell office:value-type="percentage" office:value="1" table:style-name="ce39">
            <text:p>100,0%</text:p>
          </table:table-cell>
          <table:table-cell office:value-type="float" office:value="246392" table:style-name="ce38">
            <text:p>246.392</text:p>
          </table:table-cell>
          <table:table-cell office:value-type="percentage" office:value="1" table:style-name="ce39">
            <text:p>100,0%</text:p>
          </table:table-cell>
          <table:table-cell office:value-type="float" office:value="149925" table:style-name="ce38">
            <text:p>149.925</text:p>
          </table:table-cell>
          <table:table-cell office:value-type="percentage" office:value="0.47061131601663658" table:style-name="ce39">
            <text:p>47,1%</text:p>
          </table:table-cell>
          <table:table-cell office:value-type="float" office:value="246185" table:style-name="ce38">
            <text:p>246.185</text:p>
          </table:table-cell>
          <table:table-cell office:value-type="percentage" office:value="0.6458582016134321" table:style-name="ce39">
            <text:p>64,6%</text:p>
          </table:table-cell>
          <table:table-cell office:value-type="float" office:value="70930" table:style-name="ce38">
            <text:p>70.930</text:p>
          </table:table-cell>
          <table:table-cell office:value-type="percentage" office:value="0.1952354082657822" table:style-name="ce39">
            <text:p>19,5%</text:p>
          </table:table-cell>
          <table:table-cell office:value-type="float" office:value="33802" table:style-name="ce38">
            <text:p>33.802</text:p>
          </table:table-cell>
          <table:table-cell office:value-type="percentage" office:value="0.12622907354088944" table:style-name="ce39">
            <text:p>12,6%</text:p>
          </table:table-cell>
          <table:table-cell office:value-type="float" office:value="22444" table:style-name="ce38">
            <text:p>22.444</text:p>
          </table:table-cell>
          <table:table-cell office:value-type="percentage" office:value="0.10636664360255159" table:style-name="ce39">
            <text:p>10,6%</text:p>
          </table:table-cell>
          <table:table-cell office:value-type="float" office:value="811" table:style-name="ce38">
            <text:p>811</text:p>
          </table:table-cell>
          <table:table-cell office:value-type="percentage" office:value="4.9049848193441475E-3" table:style-name="ce39">
            <text:p>0,5%</text:p>
          </table:table-cell>
          <table:table-cell office:value-type="float" office:value="995888" table:style-name="ce38">
            <text:p>995.888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45761591138530311" table:style-name="ce39">
            <text:p>45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128" table:style-name="ce38">
            <text:p>135.128</text:p>
          </table:table-cell>
          <table:table-cell office:value-type="percentage" office:value="0.99951181265440769" table:style-name="ce39">
            <text:p>100,0%</text:p>
          </table:table-cell>
          <table:table-cell office:value-type="float" office:value="155263" table:style-name="ce38">
            <text:p>155.263</text:p>
          </table:table-cell>
          <table:table-cell office:value-type="percentage" office:value="0.97587695866147917" table:style-name="ce39">
            <text:p>97,6%</text:p>
          </table:table-cell>
          <table:table-cell office:value-type="float" office:value="78480" table:style-name="ce38">
            <text:p>78.480</text:p>
          </table:table-cell>
          <table:table-cell office:value-type="percentage" office:value="0.35926827928439325" table:style-name="ce39">
            <text:p>35,9%</text:p>
          </table:table-cell>
          <table:table-cell office:value-type="float" office:value="226391" table:style-name="ce38">
            <text:p>226.391</text:p>
          </table:table-cell>
          <table:table-cell office:value-type="percentage" office:value="0.73628357150755497" table:style-name="ce39">
            <text:p>73,6%</text:p>
          </table:table-cell>
          <table:table-cell office:value-type="float" office:value="93043" table:style-name="ce38">
            <text:p>93.043</text:p>
          </table:table-cell>
          <table:table-cell office:value-type="percentage" office:value="0.28143252521891682" table:style-name="ce39">
            <text:p>28,1%</text:p>
          </table:table-cell>
          <table:table-cell office:value-type="float" office:value="26407" table:style-name="ce38">
            <text:p>26.407</text:p>
          </table:table-cell>
          <table:table-cell office:value-type="percentage" office:value="9.9311397851079911E-2" table:style-name="ce39">
            <text:p>9,9%</text:p>
          </table:table-cell>
          <table:table-cell office:value-type="float" office:value="16747" table:style-name="ce38">
            <text:p>16.747</text:p>
          </table:table-cell>
          <table:table-cell office:value-type="percentage" office:value="7.6789750973226531E-2" table:style-name="ce39">
            <text:p>7,7%</text:p>
          </table:table-cell>
          <table:table-cell office:value-type="float" office:value="622" table:style-name="ce38">
            <text:p>622</text:p>
          </table:table-cell>
          <table:table-cell office:value-type="percentage" office:value="3.5752879773756695E-3" table:style-name="ce39">
            <text:p>0,4%</text:p>
          </table:table-cell>
          <table:table-cell office:value-type="float" office:value="732081" table:style-name="ce38">
            <text:p>732.081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4047365522914842" table:style-name="ce39">
            <text:p>40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6799" table:style-name="ce38">
            <text:p>446.799</text:p>
          </table:table-cell>
          <table:table-cell office:value-type="percentage" office:value="0.9991122460844909" table:style-name="ce39">
            <text:p>99,9%</text:p>
          </table:table-cell>
          <table:table-cell office:value-type="float" office:value="597071" table:style-name="ce38">
            <text:p>597.071</text:p>
          </table:table-cell>
          <table:table-cell office:value-type="percentage" office:value="0.93983711427186234" table:style-name="ce39">
            <text:p>94,0%</text:p>
          </table:table-cell>
          <table:table-cell office:value-type="float" office:value="352525" table:style-name="ce38">
            <text:p>352.525</text:p>
          </table:table-cell>
          <table:table-cell office:value-type="percentage" office:value="0.42088315918164626" table:style-name="ce39">
            <text:p>42,1%</text:p>
          </table:table-cell>
          <table:table-cell office:value-type="float" office:value="718017" table:style-name="ce38">
            <text:p>718.017</text:p>
          </table:table-cell>
          <table:table-cell office:value-type="percentage" office:value="0.65765722031911189" table:style-name="ce39">
            <text:p>65,8%</text:p>
          </table:table-cell>
          <table:table-cell office:value-type="float" office:value="265572" table:style-name="ce38">
            <text:p>265.572</text:p>
          </table:table-cell>
          <table:table-cell office:value-type="percentage" office:value="0.2016867222831886" table:style-name="ce39">
            <text:p>20,2%</text:p>
          </table:table-cell>
          <table:table-cell office:value-type="float" office:value="116715" table:style-name="ce38">
            <text:p>116.715</text:p>
          </table:table-cell>
          <table:table-cell office:value-type="percentage" office:value="0.1117262016441839" table:style-name="ce39">
            <text:p>11,2%</text:p>
          </table:table-cell>
          <table:table-cell office:value-type="float" office:value="91272" table:style-name="ce38">
            <text:p>91.272</text:p>
          </table:table-cell>
          <table:table-cell office:value-type="percentage" office:value="0.10879507947576392" table:style-name="ce39">
            <text:p>10,9%</text:p>
          </table:table-cell>
          <table:table-cell office:value-type="float" office:value="6575" table:style-name="ce38">
            <text:p>6.575</text:p>
          </table:table-cell>
          <table:table-cell office:value-type="percentage" office:value="1.0020330221315947E-2" table:style-name="ce39">
            <text:p>1,0%</text:p>
          </table:table-cell>
          <table:table-cell office:value-type="float" office:value="2594546" table:style-name="ce38">
            <text:p>2.594.546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37775335014472161" table:style-name="ce39">
            <text:p>37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89729" table:style-name="ce38">
            <text:p>289.729</text:p>
          </table:table-cell>
          <table:table-cell office:value-type="percentage" office:value="1" table:style-name="ce39">
            <text:p>100,0%</text:p>
          </table:table-cell>
          <table:table-cell office:value-type="float" office:value="418166" table:style-name="ce38">
            <text:p>418.166</text:p>
          </table:table-cell>
          <table:table-cell office:value-type="percentage" office:value="0.95501779099350936" table:style-name="ce39">
            <text:p>95,5%</text:p>
          </table:table-cell>
          <table:table-cell office:value-type="float" office:value="271319" table:style-name="ce38">
            <text:p>271.319</text:p>
          </table:table-cell>
          <table:table-cell office:value-type="percentage" office:value="0.46720495653731181" table:style-name="ce39">
            <text:p>46,7%</text:p>
          </table:table-cell>
          <table:table-cell office:value-type="float" office:value="489707" table:style-name="ce38">
            <text:p>489.707</text:p>
          </table:table-cell>
          <table:table-cell office:value-type="percentage" office:value="0.65091701292245197" table:style-name="ce39">
            <text:p>65,1%</text:p>
          </table:table-cell>
          <table:table-cell office:value-type="float" office:value="130562" table:style-name="ce38">
            <text:p>130.562</text:p>
          </table:table-cell>
          <table:table-cell office:value-type="percentage" office:value="0.15331592272319478" table:style-name="ce39">
            <text:p>15,3%</text:p>
          </table:table-cell>
          <table:table-cell office:value-type="float" office:value="62366" table:style-name="ce38">
            <text:p>62.366</text:p>
          </table:table-cell>
          <table:table-cell office:value-type="percentage" office:value="9.6131229007998351E-2" table:style-name="ce39">
            <text:p>9,6%</text:p>
          </table:table-cell>
          <table:table-cell office:value-type="float" office:value="40260" table:style-name="ce38">
            <text:p>40.260</text:p>
          </table:table-cell>
          <table:table-cell office:value-type="percentage" office:value="7.800420827472361E-2" table:style-name="ce39">
            <text:p>7,8%</text:p>
          </table:table-cell>
          <table:table-cell office:value-type="float" office:value="1495" table:style-name="ce38">
            <text:p>1.495</text:p>
          </table:table-cell>
          <table:table-cell office:value-type="percentage" office:value="3.5215331742558258E-3" table:style-name="ce39">
            <text:p>0,4%</text:p>
          </table:table-cell>
          <table:table-cell office:value-type="float" office:value="1703604" table:style-name="ce38">
            <text:p>1.703.604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37955209126339351" table:style-name="ce39">
            <text:p>38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621" table:style-name="ce38">
            <text:p>76.621</text:p>
          </table:table-cell>
          <table:table-cell office:value-type="percentage" office:value="1" table:style-name="ce39">
            <text:p>100,0%</text:p>
          </table:table-cell>
          <table:table-cell office:value-type="float" office:value="90928" table:style-name="ce38">
            <text:p>90.928</text:p>
          </table:table-cell>
          <table:table-cell office:value-type="percentage" office:value="0.98968174496059902" table:style-name="ce39">
            <text:p>99,0%</text:p>
          </table:table-cell>
          <table:table-cell office:value-type="float" office:value="69423" table:style-name="ce38">
            <text:p>69.423</text:p>
          </table:table-cell>
          <table:table-cell office:value-type="percentage" office:value="0.55406753553556753" table:style-name="ce39">
            <text:p>55,4%</text:p>
          </table:table-cell>
          <table:table-cell office:value-type="float" office:value="129682" table:style-name="ce38">
            <text:p>129.682</text:p>
          </table:table-cell>
          <table:table-cell office:value-type="percentage" office:value="0.7663696104387292" table:style-name="ce39">
            <text:p>76,6%</text:p>
          </table:table-cell>
          <table:table-cell office:value-type="float" office:value="42739" table:style-name="ce38">
            <text:p>42.739</text:p>
          </table:table-cell>
          <table:table-cell office:value-type="percentage" office:value="0.2679661930856333" table:style-name="ce39">
            <text:p>26,8%</text:p>
          </table:table-cell>
          <table:table-cell office:value-type="float" office:value="16364" table:style-name="ce38">
            <text:p>16.364</text:p>
          </table:table-cell>
          <table:table-cell office:value-type="percentage" office:value="0.12259606380029818" table:style-name="ce39">
            <text:p>12,3%</text:p>
          </table:table-cell>
          <table:table-cell office:value-type="float" office:value="8053" table:style-name="ce38">
            <text:p>8.053</text:p>
          </table:table-cell>
          <table:table-cell office:value-type="percentage" office:value="7.1064242852100251E-2" table:style-name="ce39">
            <text:p>7,1%</text:p>
          </table:table-cell>
          <table:table-cell office:value-type="float" office:value="302" table:style-name="ce38">
            <text:p>302</text:p>
          </table:table-cell>
          <table:table-cell office:value-type="percentage" office:value="3.5634218289085544E-3" table:style-name="ce39">
            <text:p>0,4%</text:p>
          </table:table-cell>
          <table:table-cell office:value-type="float" office:value="434112" table:style-name="ce38">
            <text:p>434.112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45531272648323906" table:style-name="ce39">
            <text:p>45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8834" table:style-name="ce38">
            <text:p>238.834</text:p>
          </table:table-cell>
          <table:table-cell office:value-type="percentage" office:value="1" table:style-name="ce39">
            <text:p>100,0%</text:p>
          </table:table-cell>
          <table:table-cell office:value-type="float" office:value="286346" table:style-name="ce38">
            <text:p>286.346</text:p>
          </table:table-cell>
          <table:table-cell office:value-type="percentage" office:value="0.98821101455677418" table:style-name="ce39">
            <text:p>98,8%</text:p>
          </table:table-cell>
          <table:table-cell office:value-type="float" office:value="178886" table:style-name="ce38">
            <text:p>178.886</text:p>
          </table:table-cell>
          <table:table-cell office:value-type="percentage" office:value="0.51563008932714949" table:style-name="ce39">
            <text:p>51,6%</text:p>
          </table:table-cell>
          <table:table-cell office:value-type="float" office:value="351830" table:style-name="ce38">
            <text:p>351.830</text:p>
          </table:table-cell>
          <table:table-cell office:value-type="percentage" office:value="0.86681334059311788" table:style-name="ce39">
            <text:p>86,7%</text:p>
          </table:table-cell>
          <table:table-cell office:value-type="float" office:value="86520" table:style-name="ce38">
            <text:p>86.520</text:p>
          </table:table-cell>
          <table:table-cell office:value-type="percentage" office:value="0.19520735705212525" table:style-name="ce39">
            <text:p>19,5%</text:p>
          </table:table-cell>
          <table:table-cell office:value-type="float" office:value="35499" table:style-name="ce38">
            <text:p>35.499</text:p>
          </table:table-cell>
          <table:table-cell office:value-type="percentage" office:value="0.10976537376935636" table:style-name="ce39">
            <text:p>11,0%</text:p>
          </table:table-cell>
          <table:table-cell office:value-type="float" office:value="18064" table:style-name="ce38">
            <text:p>18.064</text:p>
          </table:table-cell>
          <table:table-cell office:value-type="percentage" office:value="7.8205566691632644E-2" table:style-name="ce39">
            <text:p>7,8%</text:p>
          </table:table-cell>
          <table:table-cell office:value-type="float" office:value="300" table:style-name="ce38">
            <text:p>300</text:p>
          </table:table-cell>
          <table:table-cell office:value-type="percentage" office:value="1.66660185437233E-3" table:style-name="ce39">
            <text:p>0,2%</text:p>
          </table:table-cell>
          <table:table-cell office:value-type="float" office:value="1196279" table:style-name="ce38">
            <text:p>1.196.279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48738254721843211" table:style-name="ce39">
            <text:p>48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29" table:style-name="ce38">
            <text:p>23.029</text:p>
          </table:table-cell>
          <table:table-cell office:value-type="percentage" office:value="1" table:style-name="ce39">
            <text:p>100,0%</text:p>
          </table:table-cell>
          <table:table-cell office:value-type="float" office:value="28272" table:style-name="ce38">
            <text:p>28.272</text:p>
          </table:table-cell>
          <table:table-cell office:value-type="percentage" office:value="1" table:style-name="ce39">
            <text:p>100,0%</text:p>
          </table:table-cell>
          <table:table-cell office:value-type="float" office:value="21354" table:style-name="ce38">
            <text:p>21.354</text:p>
          </table:table-cell>
          <table:table-cell office:value-type="percentage" office:value="0.5661487883769023" table:style-name="ce39">
            <text:p>56,6%</text:p>
          </table:table-cell>
          <table:table-cell office:value-type="float" office:value="37525" table:style-name="ce38">
            <text:p>37.525</text:p>
          </table:table-cell>
          <table:table-cell office:value-type="percentage" office:value="0.7872818059751594" table:style-name="ce39">
            <text:p>78,7%</text:p>
          </table:table-cell>
          <table:table-cell office:value-type="float" office:value="9491" table:style-name="ce38">
            <text:p>9.491</text:p>
          </table:table-cell>
          <table:table-cell office:value-type="percentage" office:value="0.17925472642453774" table:style-name="ce39">
            <text:p>17,9%</text:p>
          </table:table-cell>
          <table:table-cell office:value-type="float" office:value="4608" table:style-name="ce38">
            <text:p>4.608</text:p>
          </table:table-cell>
          <table:table-cell office:value-type="percentage" office:value="0.11719524911620337" table:style-name="ce39">
            <text:p>11,7%</text:p>
          </table:table-cell>
          <table:table-cell office:value-type="float" office:value="3029" table:style-name="ce38">
            <text:p>3.029</text:p>
          </table:table-cell>
          <table:table-cell office:value-type="percentage" office:value="9.9448420776150764E-2" table:style-name="ce39">
            <text:p>9,9%</text:p>
          </table:table-cell>
          <table:table-cell office:value-type="float" office:value="132" table:style-name="ce38">
            <text:p>132</text:p>
          </table:table-cell>
          <table:table-cell office:value-type="percentage" office:value="5.1699827667241113E-3" table:style-name="ce39">
            <text:p>0,5%</text:p>
          </table:table-cell>
          <table:table-cell office:value-type="float" office:value="127440" table:style-name="ce38">
            <text:p>127.440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44877980068317075" table:style-name="ce39">
            <text:p>44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6714" table:style-name="ce38">
            <text:p>366.714</text:p>
          </table:table-cell>
          <table:table-cell office:value-type="percentage" office:value="1" table:style-name="ce39">
            <text:p>100,0%</text:p>
          </table:table-cell>
          <table:table-cell office:value-type="float" office:value="499905" table:style-name="ce38">
            <text:p>499.905</text:p>
          </table:table-cell>
          <table:table-cell office:value-type="percentage" office:value="0.95024340358233805" table:style-name="ce39">
            <text:p>95,0%</text:p>
          </table:table-cell>
          <table:table-cell office:value-type="float" office:value="360075" table:style-name="ce38">
            <text:p>360.075</text:p>
          </table:table-cell>
          <table:table-cell office:value-type="percentage" office:value="0.51196249802722216" table:style-name="ce39">
            <text:p>51,2%</text:p>
          </table:table-cell>
          <table:table-cell office:value-type="float" office:value="717545" table:style-name="ce38">
            <text:p>717.545</text:p>
          </table:table-cell>
          <table:table-cell office:value-type="percentage" office:value="0.73762082602183632" table:style-name="ce39">
            <text:p>73,8%</text:p>
          </table:table-cell>
          <table:table-cell office:value-type="float" office:value="226073" table:style-name="ce38">
            <text:p>226.073</text:p>
          </table:table-cell>
          <table:table-cell office:value-type="percentage" office:value="0.19389247245428917" table:style-name="ce39">
            <text:p>19,4%</text:p>
          </table:table-cell>
          <table:table-cell office:value-type="float" office:value="111421" table:style-name="ce38">
            <text:p>111.421</text:p>
          </table:table-cell>
          <table:table-cell office:value-type="percentage" office:value="0.11732972494840149" table:style-name="ce39">
            <text:p>11,7%</text:p>
          </table:table-cell>
          <table:table-cell office:value-type="float" office:value="76145" table:style-name="ce38">
            <text:p>76.145</text:p>
          </table:table-cell>
          <table:table-cell office:value-type="percentage" office:value="0.10255564160409442" table:style-name="ce39">
            <text:p>10,3%</text:p>
          </table:table-cell>
          <table:table-cell office:value-type="float" office:value="3557" table:style-name="ce38">
            <text:p>3.557</text:p>
          </table:table-cell>
          <table:table-cell office:value-type="percentage" office:value="6.4258899957004168E-3" table:style-name="ce39">
            <text:p>0,6%</text:p>
          </table:table-cell>
          <table:table-cell office:value-type="float" office:value="2361435" table:style-name="ce38">
            <text:p>2.361.435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39502507303104734" table:style-name="ce39">
            <text:p>39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1987" table:style-name="ce38">
            <text:p>71.987</text:p>
          </table:table-cell>
          <table:table-cell office:value-type="percentage" office:value="1" table:style-name="ce39">
            <text:p>100,0%</text:p>
          </table:table-cell>
          <table:table-cell office:value-type="float" office:value="97383" table:style-name="ce38">
            <text:p>97.383</text:p>
          </table:table-cell>
          <table:table-cell office:value-type="percentage" office:value="0.94639403687110657" table:style-name="ce39">
            <text:p>94,6%</text:p>
          </table:table-cell>
          <table:table-cell office:value-type="float" office:value="57100" table:style-name="ce38">
            <text:p>57.100</text:p>
          </table:table-cell>
          <table:table-cell office:value-type="percentage" office:value="0.3886759830915737" table:style-name="ce39">
            <text:p>38,9%</text:p>
          </table:table-cell>
          <table:table-cell office:value-type="float" office:value="158480" table:style-name="ce38">
            <text:p>158.480</text:p>
          </table:table-cell>
          <table:table-cell office:value-type="percentage" office:value="0.74314438984131748" table:style-name="ce39">
            <text:p>74,3%</text:p>
          </table:table-cell>
          <table:table-cell office:value-type="float" office:value="67967" table:style-name="ce38">
            <text:p>67.967</text:p>
          </table:table-cell>
          <table:table-cell office:value-type="percentage" office:value="0.2674213183189918" table:style-name="ce39">
            <text:p>26,7%</text:p>
          </table:table-cell>
          <table:table-cell office:value-type="float" office:value="21647" table:style-name="ce38">
            <text:p>21.647</text:p>
          </table:table-cell>
          <table:table-cell office:value-type="percentage" office:value="0.10357267599029679" table:style-name="ce39">
            <text:p>10,4%</text:p>
          </table:table-cell>
          <table:table-cell office:value-type="float" office:value="15833" table:style-name="ce38">
            <text:p>15.833</text:p>
          </table:table-cell>
          <table:table-cell office:value-type="percentage" office:value="9.1919790070131444E-2" table:style-name="ce39">
            <text:p>9,2%</text:p>
          </table:table-cell>
          <table:table-cell office:value-type="float" office:value="778" table:style-name="ce38">
            <text:p>778</text:p>
          </table:table-cell>
          <table:table-cell office:value-type="percentage" office:value="5.482966157836131E-3" table:style-name="ce39">
            <text:p>0,5%</text:p>
          </table:table-cell>
          <table:table-cell office:value-type="float" office:value="491175" table:style-name="ce38">
            <text:p>491.175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37490354062208764" table:style-name="ce39">
            <text:p>37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843" table:style-name="ce38">
            <text:p>41.843</text:p>
          </table:table-cell>
          <table:table-cell office:value-type="percentage" office:value="1" table:style-name="ce39">
            <text:p>100,0%</text:p>
          </table:table-cell>
          <table:table-cell office:value-type="float" office:value="55277" table:style-name="ce38">
            <text:p>55.277</text:p>
          </table:table-cell>
          <table:table-cell office:value-type="percentage" office:value="0.99076928591912816" table:style-name="ce39">
            <text:p>99,1%</text:p>
          </table:table-cell>
          <table:table-cell office:value-type="float" office:value="24808" table:style-name="ce38">
            <text:p>24.808</text:p>
          </table:table-cell>
          <table:table-cell office:value-type="percentage" office:value="0.33595146525106984" table:style-name="ce39">
            <text:p>33,6%</text:p>
          </table:table-cell>
          <table:table-cell office:value-type="float" office:value="81411" table:style-name="ce38">
            <text:p>81.411</text:p>
          </table:table-cell>
          <table:table-cell office:value-type="percentage" office:value="0.8419446915010238" table:style-name="ce39">
            <text:p>84,2%</text:p>
          </table:table-cell>
          <table:table-cell office:value-type="float" office:value="32312" table:style-name="ce38">
            <text:p>32.312</text:p>
          </table:table-cell>
          <table:table-cell office:value-type="percentage" office:value="0.2991796448213922" table:style-name="ce39">
            <text:p>29,9%</text:p>
          </table:table-cell>
          <table:table-cell office:value-type="float" office:value="10220" table:style-name="ce38">
            <text:p>10.220</text:p>
          </table:table-cell>
          <table:table-cell office:value-type="percentage" office:value="0.12564389422308553" table:style-name="ce39">
            <text:p>12,6%</text:p>
          </table:table-cell>
          <table:table-cell office:value-type="float" office:value="7302" table:style-name="ce38">
            <text:p>7.302</text:p>
          </table:table-cell>
          <table:table-cell office:value-type="percentage" office:value="0.1071821744682725" table:style-name="ce39">
            <text:p>10,7%</text:p>
          </table:table-cell>
          <table:table-cell office:value-type="float" office:value="292" table:style-name="ce38">
            <text:p>292</text:p>
          </table:table-cell>
          <table:table-cell office:value-type="percentage" office:value="5.1784067532099024E-3" table:style-name="ce39">
            <text:p>0,5%</text:p>
          </table:table-cell>
          <table:table-cell office:value-type="float" office:value="253465" table:style-name="ce38">
            <text:p>253.465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43599080766624121" table:style-name="ce39">
            <text:p>43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59038" table:style-name="ce38">
            <text:p>159.038</text:p>
          </table:table-cell>
          <table:table-cell office:value-type="percentage" office:value="1.0068882557771446" table:style-name="ce39">
            <text:p>100,7%</text:p>
          </table:table-cell>
          <table:table-cell office:value-type="float" office:value="207902" table:style-name="ce38">
            <text:p>207.902</text:p>
          </table:table-cell>
          <table:table-cell office:value-type="percentage" office:value="0.97569468887418398" table:style-name="ce39">
            <text:p>97,6%</text:p>
          </table:table-cell>
          <table:table-cell office:value-type="float" office:value="147203" table:style-name="ce38">
            <text:p>147.203</text:p>
          </table:table-cell>
          <table:table-cell office:value-type="percentage" office:value="0.5255016617937377" table:style-name="ce39">
            <text:p>52,6%</text:p>
          </table:table-cell>
          <table:table-cell office:value-type="float" office:value="248385" table:style-name="ce38">
            <text:p>248.385</text:p>
          </table:table-cell>
          <table:table-cell office:value-type="percentage" office:value="0.73059354015124556" table:style-name="ce39">
            <text:p>73,1%</text:p>
          </table:table-cell>
          <table:table-cell office:value-type="float" office:value="69958" table:style-name="ce38">
            <text:p>69.958</text:p>
          </table:table-cell>
          <table:table-cell office:value-type="percentage" office:value="0.19318316751027936" table:style-name="ce39">
            <text:p>19,3%</text:p>
          </table:table-cell>
          <table:table-cell office:value-type="float" office:value="32269" table:style-name="ce38">
            <text:p>32.269</text:p>
          </table:table-cell>
          <table:table-cell office:value-type="percentage" office:value="0.12385287649255593" table:style-name="ce39">
            <text:p>12,4%</text:p>
          </table:table-cell>
          <table:table-cell office:value-type="float" office:value="23892" table:style-name="ce38">
            <text:p>23.892</text:p>
          </table:table-cell>
          <table:table-cell office:value-type="percentage" office:value="0.11855071600821697" table:style-name="ce39">
            <text:p>11,9%</text:p>
          </table:table-cell>
          <table:table-cell office:value-type="float" office:value="1005" table:style-name="ce38">
            <text:p>1.005</text:p>
          </table:table-cell>
          <table:table-cell office:value-type="percentage" office:value="5.9606419700366535E-3" table:style-name="ce39">
            <text:p>0,6%</text:p>
          </table:table-cell>
          <table:table-cell office:value-type="float" office:value="889652" table:style-name="ce38">
            <text:p>889.652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44842618966371511" table:style-name="ce39">
            <text:p>44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26" table:style-name="ce38">
            <text:p>2.326</text:p>
          </table:table-cell>
          <table:table-cell office:value-type="percentage" office:value="0.89289827255278309" table:style-name="ce39">
            <text:p>89,3%</text:p>
          </table:table-cell>
          <table:table-cell office:value-type="float" office:value="3722" table:style-name="ce38">
            <text:p>3.722</text:p>
          </table:table-cell>
          <table:table-cell office:value-type="percentage" office:value="0.86197313571097733" table:style-name="ce39">
            <text:p>86,2%</text:p>
          </table:table-cell>
          <table:table-cell office:value-type="float" office:value="3622" table:style-name="ce38">
            <text:p>3.622</text:p>
          </table:table-cell>
          <table:table-cell office:value-type="percentage" office:value="0.46099019982181494" table:style-name="ce39">
            <text:p>46,1%</text:p>
          </table:table-cell>
          <table:table-cell office:value-type="float" office:value="9067" table:style-name="ce38">
            <text:p>9.067</text:p>
          </table:table-cell>
          <table:table-cell office:value-type="percentage" office:value="0.78461405330564205" table:style-name="ce39">
            <text:p>78,5%</text:p>
          </table:table-cell>
          <table:table-cell office:value-type="float" office:value="7652" table:style-name="ce38">
            <text:p>7.652</text:p>
          </table:table-cell>
          <table:table-cell office:value-type="percentage" office:value="0.60528397405473822" table:style-name="ce39">
            <text:p>60,5%</text:p>
          </table:table-cell>
          <table:table-cell office:value-type="float" office:value="1750" table:style-name="ce38">
            <text:p>1.750</text:p>
          </table:table-cell>
          <table:table-cell office:value-type="percentage" office:value="0.14713300823944847" table:style-name="ce39">
            <text:p>14,7%</text:p>
          </table:table-cell>
          <table:table-cell office:value-type="float" office:value="1169" table:style-name="ce38">
            <text:p>1.169</text:p>
          </table:table-cell>
          <table:table-cell office:value-type="percentage" office:value="0.10659250478708854" table:style-name="ce39">
            <text:p>10,7%</text:p>
          </table:table-cell>
          <table:table-cell office:value-type="float" office:value="98" table:style-name="ce38">
            <text:p>98</text:p>
          </table:table-cell>
          <table:table-cell office:value-type="percentage" office:value="1.0738549200087662E-2" table:style-name="ce39">
            <text:p>1,1%</text:p>
          </table:table-cell>
          <table:table-cell office:value-type="float" office:value="29406" table:style-name="ce38">
            <text:p>29.406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41437328260410061" table:style-name="ce39">
            <text:p>41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884" table:style-name="ce38">
            <text:p>1.884</text:p>
          </table:table-cell>
          <table:table-cell office:value-type="percentage" office:value="0.80204342273307794" table:style-name="ce39">
            <text:p>80,2%</text:p>
          </table:table-cell>
          <table:table-cell office:value-type="float" office:value="3067" table:style-name="ce38">
            <text:p>3.067</text:p>
          </table:table-cell>
          <table:table-cell office:value-type="percentage" office:value="0.81830309498399145" table:style-name="ce39">
            <text:p>81,8%</text:p>
          </table:table-cell>
          <table:table-cell office:value-type="float" office:value="4275" table:style-name="ce38">
            <text:p>4.275</text:p>
          </table:table-cell>
          <table:table-cell office:value-type="percentage" office:value="0.54618627826753541" table:style-name="ce39">
            <text:p>54,6%</text:p>
          </table:table-cell>
          <table:table-cell office:value-type="float" office:value="8441" table:style-name="ce38">
            <text:p>8.441</text:p>
          </table:table-cell>
          <table:table-cell office:value-type="percentage" office:value="0.74705726170457565" table:style-name="ce39">
            <text:p>74,7%</text:p>
          </table:table-cell>
          <table:table-cell office:value-type="float" office:value="8125" table:style-name="ce38">
            <text:p>8.125</text:p>
          </table:table-cell>
          <table:table-cell office:value-type="percentage" office:value="0.67697050491584732" table:style-name="ce39">
            <text:p>67,7%</text:p>
          </table:table-cell>
          <table:table-cell office:value-type="float" office:value="2084" table:style-name="ce38">
            <text:p>2.084</text:p>
          </table:table-cell>
          <table:table-cell office:value-type="percentage" office:value="0.17176296052089343" table:style-name="ce39">
            <text:p>17,2%</text:p>
          </table:table-cell>
          <table:table-cell office:value-type="float" office:value="838" table:style-name="ce38">
            <text:p>838</text:p>
          </table:table-cell>
          <table:table-cell office:value-type="percentage" office:value="6.9862442684451853E-2" table:style-name="ce39">
            <text:p>7,0%</text:p>
          </table:table-cell>
          <table:table-cell office:value-type="float" office:value="22" table:style-name="ce38">
            <text:p>22</text:p>
          </table:table-cell>
          <table:table-cell office:value-type="percentage" office:value="2.2978901190724879E-3" table:style-name="ce39">
            <text:p>0,2%</text:p>
          </table:table-cell>
          <table:table-cell office:value-type="float" office:value="28736" table:style-name="ce38">
            <text:p>28.736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40514895596881301" table:style-name="ce39">
            <text:p>40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15" table:style-name="ce38">
            <text:p>15</text:p>
          </table:table-cell>
          <table:table-cell office:value-type="string" table:style-name="ce39">
            <text:p>-</text:p>
          </table:table-cell>
          <table:table-cell office:value-type="float" office:value="11" table:style-name="ce38">
            <text:p>11</text:p>
          </table:table-cell>
          <table:table-cell office:value-type="string" table:style-name="ce39">
            <text:p>-</text:p>
          </table:table-cell>
          <table:table-cell office:value-type="float" office:value="2111" table:style-name="ce38">
            <text:p>2.111</text:p>
          </table:table-cell>
          <table:table-cell office:value-type="string" table:style-name="ce39">
            <text:p>-</text:p>
          </table:table-cell>
          <table:table-cell office:value-type="float" office:value="6371" table:style-name="ce38">
            <text:p>6.371</text:p>
          </table:table-cell>
          <table:table-cell office:value-type="string" table:style-name="ce39">
            <text:p>-</text:p>
          </table:table-cell>
          <table:table-cell office:value-type="float" office:value="13649" table:style-name="ce38">
            <text:p>13.649</text:p>
          </table:table-cell>
          <table:table-cell office:value-type="string" table:style-name="ce39">
            <text:p>-</text:p>
          </table:table-cell>
          <table:table-cell office:value-type="float" office:value="17675" table:style-name="ce38">
            <text:p>17.675</text:p>
          </table:table-cell>
          <table:table-cell office:value-type="string" table:style-name="ce39">
            <text:p>-</text:p>
          </table:table-cell>
          <table:table-cell office:value-type="float" office:value="10623" table:style-name="ce38">
            <text:p>10.623</text:p>
          </table:table-cell>
          <table:table-cell office:value-type="string" table:style-name="ce39">
            <text:p>-</text:p>
          </table:table-cell>
          <table:table-cell office:value-type="float" office:value="152" table:style-name="ce38">
            <text:p>152</text:p>
          </table:table-cell>
          <table:table-cell office:value-type="string" table:style-name="ce39">
            <text:p>-</text:p>
          </table:table-cell>
          <table:table-cell office:value-type="float" office:value="50607" table:style-name="ce38">
            <text:p>50.607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1" table:style-name="ce46">
            <text:p>1</text:p>
          </table:table-cell>
          <table:table-cell office:value-type="string" table:style-name="ce47">
            <text:p>-</text:p>
          </table:table-cell>
          <table:table-cell office:value-type="float" office:value="1" table:style-name="ce46">
            <text:p>1</text:p>
          </table:table-cell>
          <table:table-cell office:value-type="string" table:style-name="ce47">
            <text:p>-</text:p>
          </table:table-cell>
          <table:table-cell office:value-type="float" office:value="2" table:style-name="ce46">
            <text:p>2</text:p>
          </table:table-cell>
          <table:table-cell office:value-type="string" table:style-name="ce47">
            <text:p>-</text:p>
          </table:table-cell>
          <table:table-cell office:value-type="float" office:value="3" table:style-name="ce46">
            <text:p>3</text:p>
          </table:table-cell>
          <table:table-cell office:value-type="string" table:style-name="ce47">
            <text:p>-</text:p>
          </table:table-cell>
          <table:table-cell office:value-type="float" office:value="1" table:style-name="ce46">
            <text:p>1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8" table:style-name="ce46">
            <text:p>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style-name="ce41"/>
          <table:table-cell table:number-columns-repeated="20" table:style-name="ce21"/>
          <table:table-cell table:number-columns-repeated="16343" table:style-name="ce41"/>
        </table:table-row>
        <table:table-row table:style-name="ro8">
          <table:table-cell office:value-type="string" table:style-name="ce42">
            <text:p>Total España</text:p>
          </table:table-cell>
          <table:table-cell office:value-type="float" office:value="2869136" table:style-name="ce43">
            <text:p>2.869.136</text:p>
          </table:table-cell>
          <table:table-cell office:value-type="percentage" office:value="1" table:style-name="ce44">
            <text:p>100,0%</text:p>
          </table:table-cell>
          <table:table-cell office:value-type="float" office:value="3827225" table:style-name="ce43">
            <text:p>3.827.225</text:p>
          </table:table-cell>
          <table:table-cell office:value-type="percentage" office:value="0.96645997709621989" table:style-name="ce44">
            <text:p>96,6%</text:p>
          </table:table-cell>
          <table:table-cell office:value-type="float" office:value="2392908" table:style-name="ce43">
            <text:p>2.392.908</text:p>
          </table:table-cell>
          <table:table-cell office:value-type="percentage" office:value="0.44836317726896791" table:style-name="ce44">
            <text:p>44,8%</text:p>
          </table:table-cell>
          <table:table-cell office:value-type="float" office:value="5044107" table:style-name="ce43">
            <text:p>5.044.107</text:p>
          </table:table-cell>
          <table:table-cell office:value-type="percentage" office:value="0.7171743984976624" table:style-name="ce44">
            <text:p>71,7%</text:p>
          </table:table-cell>
          <table:table-cell office:value-type="float" office:value="1716064" table:style-name="ce43">
            <text:p>1.716.064</text:p>
          </table:table-cell>
          <table:table-cell office:value-type="percentage" office:value="0.21745073359641864" table:style-name="ce44">
            <text:p>21,7%</text:p>
          </table:table-cell>
          <table:table-cell office:value-type="float" office:value="729312" table:style-name="ce43">
            <text:p>729.312</text:p>
          </table:table-cell>
          <table:table-cell office:value-type="percentage" office:value="0.11705695442172842" table:style-name="ce44">
            <text:p>11,7%</text:p>
          </table:table-cell>
          <table:table-cell office:value-type="float" office:value="486439" table:style-name="ce43">
            <text:p>486.439</text:p>
          </table:table-cell>
          <table:table-cell office:value-type="percentage" office:value="9.8377030481491073E-2" table:style-name="ce44">
            <text:p>9,8%</text:p>
          </table:table-cell>
          <table:table-cell office:value-type="float" office:value="23151" table:style-name="ce43">
            <text:p>23.151</text:p>
          </table:table-cell>
          <table:table-cell office:value-type="percentage" office:value="5.9534248843953969E-3" table:style-name="ce44">
            <text:p>0,6%</text:p>
          </table:table-cell>
          <table:table-cell office:value-type="float" office:value="17088342" table:style-name="ce43">
            <text:p>17.088.342</text:p>
          </table:table-cell>
          <table:table-cell office:value-type="float" office:value="42119827" table:style-name="ce43">
            <text:p>42.119.827</text:p>
          </table:table-cell>
          <table:table-cell office:value-type="percentage" office:value="0.40570779172478555" table:style-name="ce44">
            <text:p>40,6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6-29T16:53:31Z</meta:creation-date>
    <dc:date>2021-06-29T16:54:38Z</dc:date>
  </office:meta>
</office:document-meta>
</file>